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12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4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5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299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0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3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05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6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7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08" style:family="table-cell" style:parent-style-name="Default" style:data-style-name="N4"/>
    <style:style style:name="ce12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4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5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3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2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7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6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36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36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3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3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36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3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3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37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3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7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7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37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8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9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38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4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Liberation Sans"/>
    </style:style>
    <style:style style:name="T5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ato Medium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24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lter</text:p>
          </table:table-cell>
          <table:table-cell table:style-name="ce70" office:value-type="string" calcext:value-type="string">
            <text:p>Type</text:p>
          </table:table-cell>
          <table:table-cell table:style-name="ce2" office:value-type="string" calcext:value-type="string">
            <text:p>Link</text:p>
          </table:table-cell>
          <table:table-cell table:style-name="ce128" office:value-type="string" calcext:value-type="string">
            <text:p>Check</text:p>
          </table:table-cell>
          <table:table-cell table:style-name="ce141" office:value-type="string" calcext:value-type="string">
            <text:p>Notes</text:p>
          </table:table-cell>
          <table:table-cell table:style-name="ce154" office:value-type="string" calcext:value-type="string">
            <text:p>Push</text:p>
          </table:table-cell>
          <table:table-cell table:style-name="ce2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" calcext:value-type="float">
            <text:p>2</text:p>
          </table:table-cell>
          <table:table-cell table:style-name="ce210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" calcext:value-type="float">
            <text:p>4</text:p>
          </table:table-cell>
          <table:table-cell table:style-name="ce209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" calcext:value-type="float">
            <text:p>5</text:p>
          </table:table-cell>
          <table:table-cell table:style-name="ce210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" calcext:value-type="float">
            <text:p>6</text:p>
          </table:table-cell>
          <table:table-cell table:style-name="ce209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7" calcext:value-type="float">
            <text:p>7</text:p>
          </table:table-cell>
          <table:table-cell table:style-name="ce210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" calcext:value-type="float">
            <text:p>8</text:p>
          </table:table-cell>
          <table:table-cell table:style-name="ce209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" calcext:value-type="float">
            <text:p>9</text:p>
          </table:table-cell>
          <table:table-cell table:style-name="ce209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" calcext:value-type="float">
            <text:p>10</text:p>
          </table:table-cell>
          <table:table-cell table:style-name="ce210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" calcext:value-type="float">
            <text:p>11</text:p>
          </table:table-cell>
          <table:table-cell table:style-name="ce209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" calcext:value-type="float">
            <text:p>12</text:p>
          </table:table-cell>
          <table:table-cell table:style-name="ce210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14" calcext:value-type="float">
            <text:p>14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5" calcext:value-type="float">
            <text:p>15</text:p>
          </table:table-cell>
          <table:table-cell table:style-name="ce210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6" calcext:value-type="float">
            <text:p>16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7" calcext:value-type="float">
            <text:p>17</text:p>
          </table:table-cell>
          <table:table-cell table:style-name="ce210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8" calcext:value-type="float">
            <text:p>18</text:p>
          </table:table-cell>
          <table:table-cell table:style-name="ce209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9" calcext:value-type="float">
            <text:p>19</text:p>
          </table:table-cell>
          <table:table-cell table:style-name="ce210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0" calcext:value-type="float">
            <text:p>20</text:p>
          </table:table-cell>
          <table:table-cell table:style-name="ce209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1" calcext:value-type="float">
            <text:p>21</text:p>
          </table:table-cell>
          <table:table-cell table:style-name="ce210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2" calcext:value-type="float">
            <text:p>22</text:p>
          </table:table-cell>
          <table:table-cell table:style-name="ce209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3" calcext:value-type="float">
            <text:p>23</text:p>
          </table:table-cell>
          <table:table-cell table:style-name="ce210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4" calcext:value-type="float">
            <text:p>24</text:p>
          </table:table-cell>
          <table:table-cell table:style-name="ce210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5" calcext:value-type="float">
            <text:p>25</text:p>
          </table:table-cell>
          <table:table-cell table:style-name="ce210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5" office:value-type="float" office:value="26" calcext:value-type="float">
            <text:p>26</text:p>
          </table:table-cell>
          <table:table-cell table:style-name="ce209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6" office:value-type="float" office:value="27" calcext:value-type="float">
            <text:p>27</text:p>
          </table:table-cell>
          <table:table-cell table:style-name="ce210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8" calcext:value-type="float">
            <text:p>28</text:p>
          </table:table-cell>
          <table:table-cell table:style-name="ce209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9" calcext:value-type="float">
            <text:p>29</text:p>
          </table:table-cell>
          <table:table-cell table:style-name="ce210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0" calcext:value-type="float">
            <text:p>30</text:p>
          </table:table-cell>
          <table:table-cell table:style-name="ce209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1" calcext:value-type="float">
            <text:p>31</text:p>
          </table:table-cell>
          <table:table-cell table:style-name="ce210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2" calcext:value-type="float">
            <text:p>32</text:p>
          </table:table-cell>
          <table:table-cell table:style-name="ce209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3" calcext:value-type="float">
            <text:p>33</text:p>
          </table:table-cell>
          <table:table-cell table:style-name="ce210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4" calcext:value-type="float">
            <text:p>34</text:p>
          </table:table-cell>
          <table:table-cell table:style-name="ce209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5" calcext:value-type="float">
            <text:p>35</text:p>
          </table:table-cell>
          <table:table-cell table:style-name="ce210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6" calcext:value-type="float">
            <text:p>36</text:p>
          </table:table-cell>
          <table:table-cell table:style-name="ce209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7" calcext:value-type="float">
            <text:p>37</text:p>
          </table:table-cell>
          <table:table-cell table:style-name="ce210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8" calcext:value-type="float">
            <text:p>38</text:p>
          </table:table-cell>
          <table:table-cell table:style-name="ce209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9" calcext:value-type="float">
            <text:p>39</text:p>
          </table:table-cell>
          <table:table-cell table:style-name="ce210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0" calcext:value-type="float">
            <text:p>40</text:p>
          </table:table-cell>
          <table:table-cell table:style-name="ce210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1" calcext:value-type="float">
            <text:p>41</text:p>
          </table:table-cell>
          <table:table-cell table:style-name="ce209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2" calcext:value-type="float">
            <text:p>42</text:p>
          </table:table-cell>
          <table:table-cell table:style-name="ce210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3" calcext:value-type="float">
            <text:p>43</text:p>
          </table:table-cell>
          <table:table-cell table:style-name="ce209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4" calcext:value-type="float">
            <text:p>44</text:p>
          </table:table-cell>
          <table:table-cell table:style-name="ce210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5" calcext:value-type="float">
            <text:p>45</text:p>
          </table:table-cell>
          <table:table-cell table:style-name="ce209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6" calcext:value-type="float">
            <text:p>46</text:p>
          </table:table-cell>
          <table:table-cell table:style-name="ce210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7" calcext:value-type="float">
            <text:p>47</text:p>
          </table:table-cell>
          <table:table-cell table:style-name="ce209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8" calcext:value-type="float">
            <text:p>48</text:p>
          </table:table-cell>
          <table:table-cell table:style-name="ce210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9" calcext:value-type="float">
            <text:p>49</text:p>
          </table:table-cell>
          <table:table-cell table:style-name="ce210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0" calcext:value-type="float">
            <text:p>50</text:p>
          </table:table-cell>
          <table:table-cell table:style-name="ce209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1" calcext:value-type="float">
            <text:p>51</text:p>
          </table:table-cell>
          <table:table-cell table:style-name="ce210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2" calcext:value-type="float">
            <text:p>52</text:p>
          </table:table-cell>
          <table:table-cell table:style-name="ce209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3" calcext:value-type="float">
            <text:p>53</text:p>
          </table:table-cell>
          <table:table-cell table:style-name="ce210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4" calcext:value-type="float">
            <text:p>54</text:p>
          </table:table-cell>
          <table:table-cell table:style-name="ce209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5" calcext:value-type="float">
            <text:p>55</text:p>
          </table:table-cell>
          <table:table-cell table:style-name="ce210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6" calcext:value-type="float">
            <text:p>56</text:p>
          </table:table-cell>
          <table:table-cell table:style-name="ce209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7" calcext:value-type="float">
            <text:p>57</text:p>
          </table:table-cell>
          <table:table-cell table:style-name="ce210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8" calcext:value-type="float">
            <text:p>58</text:p>
          </table:table-cell>
          <table:table-cell table:style-name="ce210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9" calcext:value-type="float">
            <text:p>59</text:p>
          </table:table-cell>
          <table:table-cell table:style-name="ce209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0" calcext:value-type="float">
            <text:p>60</text:p>
          </table:table-cell>
          <table:table-cell table:style-name="ce210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1" calcext:value-type="float">
            <text:p>61</text:p>
          </table:table-cell>
          <table:table-cell table:style-name="ce209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2" calcext:value-type="float">
            <text:p>62</text:p>
          </table:table-cell>
          <table:table-cell table:style-name="ce210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3" calcext:value-type="float">
            <text:p>63</text:p>
          </table:table-cell>
          <table:table-cell table:style-name="ce209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4" calcext:value-type="float">
            <text:p>64</text:p>
          </table:table-cell>
          <table:table-cell table:style-name="ce210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5" calcext:value-type="float">
            <text:p>65</text:p>
          </table:table-cell>
          <table:table-cell table:style-name="ce209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6" calcext:value-type="float">
            <text:p>66</text:p>
          </table:table-cell>
          <table:table-cell table:style-name="ce210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7" calcext:value-type="float">
            <text:p>67</text:p>
          </table:table-cell>
          <table:table-cell table:style-name="ce209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8" calcext:value-type="float">
            <text:p>68</text:p>
          </table:table-cell>
          <table:table-cell table:style-name="ce210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9" calcext:value-type="float">
            <text:p>69</text:p>
          </table:table-cell>
          <table:table-cell table:style-name="ce209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0" calcext:value-type="float">
            <text:p>70</text:p>
          </table:table-cell>
          <table:table-cell table:style-name="ce210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1" calcext:value-type="float">
            <text:p>71</text:p>
          </table:table-cell>
          <table:table-cell table:style-name="ce209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2" calcext:value-type="float">
            <text:p>72</text:p>
          </table:table-cell>
          <table:table-cell table:style-name="ce210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3" calcext:value-type="float">
            <text:p>73</text:p>
          </table:table-cell>
          <table:table-cell table:style-name="ce209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4" calcext:value-type="float">
            <text:p>74</text:p>
          </table:table-cell>
          <table:table-cell table:style-name="ce210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75" calcext:value-type="float">
            <text:p>75</text:p>
          </table:table-cell>
          <table:table-cell table:style-name="ce209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6" calcext:value-type="float">
            <text:p>76</text:p>
          </table:table-cell>
          <table:table-cell table:style-name="ce210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7" calcext:value-type="float">
            <text:p>77</text:p>
          </table:table-cell>
          <table:table-cell table:style-name="ce209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8" calcext:value-type="float">
            <text:p>78</text:p>
          </table:table-cell>
          <table:table-cell table:style-name="ce209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9" calcext:value-type="float">
            <text:p>79</text:p>
          </table:table-cell>
          <table:table-cell table:style-name="ce210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0" calcext:value-type="float">
            <text:p>80</text:p>
          </table:table-cell>
          <table:table-cell table:style-name="ce209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1" calcext:value-type="float">
            <text:p>81</text:p>
          </table:table-cell>
          <table:table-cell table:style-name="ce209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2" calcext:value-type="float">
            <text:p>82</text:p>
          </table:table-cell>
          <table:table-cell table:style-name="ce209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3" calcext:value-type="float">
            <text:p>83</text:p>
          </table:table-cell>
          <table:table-cell table:style-name="ce210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4" calcext:value-type="float">
            <text:p>84</text:p>
          </table:table-cell>
          <table:table-cell table:style-name="ce209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5" calcext:value-type="float">
            <text:p>85</text:p>
          </table:table-cell>
          <table:table-cell table:style-name="ce210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6" calcext:value-type="float">
            <text:p>86</text:p>
          </table:table-cell>
          <table:table-cell table:style-name="ce209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7" calcext:value-type="float">
            <text:p>87</text:p>
          </table:table-cell>
          <table:table-cell table:style-name="ce210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8" calcext:value-type="float">
            <text:p>88</text:p>
          </table:table-cell>
          <table:table-cell table:style-name="ce209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9" calcext:value-type="float">
            <text:p>89</text:p>
          </table:table-cell>
          <table:table-cell table:style-name="ce209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0" calcext:value-type="float">
            <text:p>90</text:p>
          </table:table-cell>
          <table:table-cell table:style-name="ce209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1" calcext:value-type="float">
            <text:p>91</text:p>
          </table:table-cell>
          <table:table-cell table:style-name="ce210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2" calcext:value-type="float">
            <text:p>92</text:p>
          </table:table-cell>
          <table:table-cell table:style-name="ce209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3" calcext:value-type="float">
            <text:p>93</text:p>
          </table:table-cell>
          <table:table-cell table:style-name="ce209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4" calcext:value-type="float">
            <text:p>94</text:p>
          </table:table-cell>
          <table:table-cell table:style-name="ce210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5" calcext:value-type="float">
            <text:p>95</text:p>
          </table:table-cell>
          <table:table-cell table:style-name="ce209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6" calcext:value-type="float">
            <text:p>96</text:p>
          </table:table-cell>
          <table:table-cell table:style-name="ce210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7" calcext:value-type="float">
            <text:p>97</text:p>
          </table:table-cell>
          <table:table-cell table:style-name="ce209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8" calcext:value-type="float">
            <text:p>98</text:p>
          </table:table-cell>
          <table:table-cell table:style-name="ce210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9" calcext:value-type="float">
            <text:p>99</text:p>
          </table:table-cell>
          <table:table-cell table:style-name="ce209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0" calcext:value-type="float">
            <text:p>100</text:p>
          </table:table-cell>
          <table:table-cell table:style-name="ce210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1" calcext:value-type="float">
            <text:p>101</text:p>
          </table:table-cell>
          <table:table-cell table:style-name="ce210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2" calcext:value-type="float">
            <text:p>102</text:p>
          </table:table-cell>
          <table:table-cell table:style-name="ce209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3" calcext:value-type="float">
            <text:p>103</text:p>
          </table:table-cell>
          <table:table-cell table:style-name="ce210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4" calcext:value-type="float">
            <text:p>104</text:p>
          </table:table-cell>
          <table:table-cell table:style-name="ce209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5" calcext:value-type="float">
            <text:p>105</text:p>
          </table:table-cell>
          <table:table-cell table:style-name="ce210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6" calcext:value-type="float">
            <text:p>106</text:p>
          </table:table-cell>
          <table:table-cell table:style-name="ce209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7" calcext:value-type="float">
            <text:p>107</text:p>
          </table:table-cell>
          <table:table-cell table:style-name="ce210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8" calcext:value-type="float">
            <text:p>108</text:p>
          </table:table-cell>
          <table:table-cell table:style-name="ce209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10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9" calcext:value-type="float">
            <text:p>109</text:p>
          </table:table-cell>
          <table:table-cell table:style-name="ce209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0" calcext:value-type="float">
            <text:p>110</text:p>
          </table:table-cell>
          <table:table-cell table:style-name="ce210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1" calcext:value-type="float">
            <text:p>111</text:p>
          </table:table-cell>
          <table:table-cell table:style-name="ce209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2" calcext:value-type="float">
            <text:p>112</text:p>
          </table:table-cell>
          <table:table-cell table:style-name="ce210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3" calcext:value-type="float">
            <text:p>113</text:p>
          </table:table-cell>
          <table:table-cell table:style-name="ce209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4" calcext:value-type="float">
            <text:p>114</text:p>
          </table:table-cell>
          <table:table-cell table:style-name="ce210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5" calcext:value-type="float">
            <text:p>115</text:p>
          </table:table-cell>
          <table:table-cell table:style-name="ce209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6" calcext:value-type="float">
            <text:p>116</text:p>
          </table:table-cell>
          <table:table-cell table:style-name="ce209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7" calcext:value-type="float">
            <text:p>117</text:p>
          </table:table-cell>
          <table:table-cell table:style-name="ce209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8" calcext:value-type="float">
            <text:p>118</text:p>
          </table:table-cell>
          <table:table-cell table:style-name="ce210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9" calcext:value-type="float">
            <text:p>119</text:p>
          </table:table-cell>
          <table:table-cell table:style-name="ce209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0" calcext:value-type="float">
            <text:p>120</text:p>
          </table:table-cell>
          <table:table-cell table:style-name="ce210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1" calcext:value-type="float">
            <text:p>121</text:p>
          </table:table-cell>
          <table:table-cell table:style-name="ce209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2" calcext:value-type="float">
            <text:p>122</text:p>
          </table:table-cell>
          <table:table-cell table:style-name="ce210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3" calcext:value-type="float">
            <text:p>123</text:p>
          </table:table-cell>
          <table:table-cell table:style-name="ce209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4" calcext:value-type="float">
            <text:p>124</text:p>
          </table:table-cell>
          <table:table-cell table:style-name="ce210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5" calcext:value-type="float">
            <text:p>125</text:p>
          </table:table-cell>
          <table:table-cell table:style-name="ce210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6" calcext:value-type="float">
            <text:p>126</text:p>
          </table:table-cell>
          <table:table-cell table:style-name="ce209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127" calcext:value-type="float">
            <text:p>127</text:p>
          </table:table-cell>
          <table:table-cell table:style-name="ce210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8</text:p>
          </table:table-cell>
          <table:table-cell table:style-name="ce209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9</text:p>
          </table:table-cell>
          <table:table-cell table:style-name="ce209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0</text:p>
          </table:table-cell>
          <table:table-cell table:style-name="ce210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1</text:p>
          </table:table-cell>
          <table:table-cell table:style-name="ce209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2</text:p>
          </table:table-cell>
          <table:table-cell table:style-name="ce210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3</text:p>
          </table:table-cell>
          <table:table-cell table:style-name="ce210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4</text:p>
          </table:table-cell>
          <table:table-cell table:style-name="ce210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5</text:p>
          </table:table-cell>
          <table:table-cell table:style-name="ce210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6</text:p>
          </table:table-cell>
          <table:table-cell table:style-name="ce209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7</text:p>
          </table:table-cell>
          <table:table-cell table:style-name="ce209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8</text:p>
          </table:table-cell>
          <table:table-cell table:style-name="ce210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9</text:p>
          </table:table-cell>
          <table:table-cell table:style-name="ce209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0</text:p>
          </table:table-cell>
          <table:table-cell table:style-name="ce209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1</text:p>
          </table:table-cell>
          <table:table-cell table:style-name="ce209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2</text:p>
          </table:table-cell>
          <table:table-cell table:style-name="ce210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3</text:p>
          </table:table-cell>
          <table:table-cell table:style-name="ce209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4</text:p>
          </table:table-cell>
          <table:table-cell table:style-name="ce210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5</text:p>
          </table:table-cell>
          <table:table-cell table:style-name="ce209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6</text:p>
          </table:table-cell>
          <table:table-cell table:style-name="ce210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7</text:p>
          </table:table-cell>
          <table:table-cell table:style-name="ce209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8</text:p>
          </table:table-cell>
          <table:table-cell table:style-name="ce210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9</text:p>
          </table:table-cell>
          <table:table-cell table:style-name="ce209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0</text:p>
          </table:table-cell>
          <table:table-cell table:style-name="ce210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1</text:p>
          </table:table-cell>
          <table:table-cell table:style-name="ce209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2</text:p>
          </table:table-cell>
          <table:table-cell table:style-name="ce209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3</text:p>
          </table:table-cell>
          <table:table-cell table:style-name="ce209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4</text:p>
          </table:table-cell>
          <table:table-cell table:style-name="ce209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55</text:p>
          </table:table-cell>
          <table:table-cell table:style-name="ce210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6</text:p>
          </table:table-cell>
          <table:table-cell table:style-name="ce210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7</text:p>
          </table:table-cell>
          <table:table-cell table:style-name="ce209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8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9</text:p>
          </table:table-cell>
          <table:table-cell table:style-name="ce210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60</text:p>
          </table:table-cell>
          <table:table-cell table:style-name="ce209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1</text:p>
          </table:table-cell>
          <table:table-cell table:style-name="ce209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2</text:p>
          </table:table-cell>
          <table:table-cell table:style-name="ce210"/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3</text:p>
          </table:table-cell>
          <table:table-cell table:style-name="ce209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09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4</text:p>
          </table:table-cell>
          <table:table-cell table:style-name="ce210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5</text:p>
          </table:table-cell>
          <table:table-cell table:style-name="ce210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10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6</text:p>
          </table:table-cell>
          <table:table-cell table:style-name="ce209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7</text:p>
          </table:table-cell>
          <table:table-cell table:style-name="ce210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8</text:p>
          </table:table-cell>
          <table:table-cell table:style-name="ce209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09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9</text:p>
          </table:table-cell>
          <table:table-cell table:style-name="ce210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0</text:p>
          </table:table-cell>
          <table:table-cell table:style-name="ce209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09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1</text:p>
          </table:table-cell>
          <table:table-cell table:style-name="ce210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2</text:p>
          </table:table-cell>
          <table:table-cell table:style-name="ce209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3</text:p>
          </table:table-cell>
          <table:table-cell table:style-name="ce210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4</text:p>
          </table:table-cell>
          <table:table-cell table:style-name="ce209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09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5</text:p>
          </table:table-cell>
          <table:table-cell table:style-name="ce210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10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6</text:p>
          </table:table-cell>
          <table:table-cell table:style-name="ce209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7</text:p>
          </table:table-cell>
          <table:table-cell table:style-name="ce210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8</text:p>
          </table:table-cell>
          <table:table-cell table:style-name="ce209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9</text:p>
          </table:table-cell>
          <table:table-cell table:style-name="ce210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1</text:p>
          </table:table-cell>
          <table:table-cell table:style-name="ce209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2</text:p>
          </table:table-cell>
          <table:table-cell table:style-name="ce209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3</text:p>
          </table:table-cell>
          <table:table-cell table:style-name="ce209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09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4</text:p>
          </table:table-cell>
          <table:table-cell table:style-name="ce209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5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6</text:p>
          </table:table-cell>
          <table:table-cell table:style-name="ce210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7</text:p>
          </table:table-cell>
          <table:table-cell table:style-name="ce209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8</text:p>
          </table:table-cell>
          <table:table-cell table:style-name="ce209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9</text:p>
          </table:table-cell>
          <table:table-cell table:style-name="ce210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0</text:p>
          </table:table-cell>
          <table:table-cell table:style-name="ce209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1</text:p>
          </table:table-cell>
          <table:table-cell table:style-name="ce210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2</text:p>
          </table:table-cell>
          <table:table-cell table:style-name="ce209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93</text:p>
          </table:table-cell>
          <table:table-cell table:style-name="ce210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4</text:p>
          </table:table-cell>
          <table:table-cell table:style-name="ce209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5</text:p>
          </table:table-cell>
          <table:table-cell table:style-name="ce209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6</text:p>
          </table:table-cell>
          <table:table-cell table:style-name="ce210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7</text:p>
          </table:table-cell>
          <table:table-cell table:style-name="ce209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8</text:p>
          </table:table-cell>
          <table:table-cell table:style-name="ce210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9</text:p>
          </table:table-cell>
          <table:table-cell table:style-name="ce209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0</text:p>
          </table:table-cell>
          <table:table-cell table:style-name="ce210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1</text:p>
          </table:table-cell>
          <table:table-cell table:style-name="ce210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2</text:p>
          </table:table-cell>
          <table:table-cell table:style-name="ce209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3</text:p>
          </table:table-cell>
          <table:table-cell table:style-name="ce209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4</text:p>
          </table:table-cell>
          <table:table-cell table:style-name="ce210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5</text:p>
          </table:table-cell>
          <table:table-cell table:style-name="ce209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6</text:p>
          </table:table-cell>
          <table:table-cell table:style-name="ce210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7</text:p>
          </table:table-cell>
          <table:table-cell table:style-name="ce210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8</text:p>
          </table:table-cell>
          <table:table-cell table:style-name="ce210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9</text:p>
          </table:table-cell>
          <table:table-cell table:style-name="ce209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0</text:p>
          </table:table-cell>
          <table:table-cell table:style-name="ce210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1</text:p>
          </table:table-cell>
          <table:table-cell table:style-name="ce209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2</text:p>
          </table:table-cell>
          <table:table-cell table:style-name="ce210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3</text:p>
          </table:table-cell>
          <table:table-cell table:style-name="ce209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4</text:p>
          </table:table-cell>
          <table:table-cell table:style-name="ce210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5</text:p>
          </table:table-cell>
          <table:table-cell table:style-name="ce209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6</text:p>
          </table:table-cell>
          <table:table-cell table:style-name="ce210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7</text:p>
          </table:table-cell>
          <table:table-cell table:style-name="ce210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8</text:p>
          </table:table-cell>
          <table:table-cell table:style-name="ce209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9</text:p>
          </table:table-cell>
          <table:table-cell table:style-name="ce210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0</text:p>
          </table:table-cell>
          <table:table-cell table:style-name="ce209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1</text:p>
          </table:table-cell>
          <table:table-cell table:style-name="ce210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2</text:p>
          </table:table-cell>
          <table:table-cell table:style-name="ce210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3</text:p>
          </table:table-cell>
          <table:table-cell table:style-name="ce210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4</text:p>
          </table:table-cell>
          <table:table-cell table:style-name="ce209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225</text:p>
          </table:table-cell>
          <table:table-cell table:style-name="ce209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6</text:p>
          </table:table-cell>
          <table:table-cell table:style-name="ce210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7</text:p>
          </table:table-cell>
          <table:table-cell table:style-name="ce209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8</text:p>
          </table:table-cell>
          <table:table-cell table:style-name="ce209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9</text:p>
          </table:table-cell>
          <table:table-cell table:style-name="ce210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0</text:p>
          </table:table-cell>
          <table:table-cell table:style-name="ce209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1</text:p>
          </table:table-cell>
          <table:table-cell table:style-name="ce210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2</text:p>
          </table:table-cell>
          <table:table-cell table:style-name="ce209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3</text:p>
          </table:table-cell>
          <table:table-cell table:style-name="ce209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4</text:p>
          </table:table-cell>
          <table:table-cell table:style-name="ce210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5</text:p>
          </table:table-cell>
          <table:table-cell table:style-name="ce210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6</text:p>
          </table:table-cell>
          <table:table-cell table:style-name="ce209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7</text:p>
          </table:table-cell>
          <table:table-cell table:style-name="ce209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8</text:p>
          </table:table-cell>
          <table:table-cell table:style-name="ce209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9</text:p>
          </table:table-cell>
          <table:table-cell table:style-name="ce210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0</text:p>
          </table:table-cell>
          <table:table-cell table:style-name="ce209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1</text:p>
          </table:table-cell>
          <table:table-cell table:style-name="ce210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2</text:p>
          </table:table-cell>
          <table:table-cell table:style-name="ce209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3</text:p>
          </table:table-cell>
          <table:table-cell table:style-name="ce209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4</text:p>
          </table:table-cell>
          <table:table-cell table:style-name="ce210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5</text:p>
          </table:table-cell>
          <table:table-cell table:style-name="ce209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6</text:p>
          </table:table-cell>
          <table:table-cell table:style-name="ce209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7</text:p>
          </table:table-cell>
          <table:table-cell table:style-name="ce210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8</text:p>
          </table:table-cell>
          <table:table-cell table:style-name="ce210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9</text:p>
          </table:table-cell>
          <table:table-cell table:style-name="ce209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0</text:p>
          </table:table-cell>
          <table:table-cell table:style-name="ce210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1</text:p>
          </table:table-cell>
          <table:table-cell table:style-name="ce209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2</text:p>
          </table:table-cell>
          <table:table-cell table:style-name="ce210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3</text:p>
          </table:table-cell>
          <table:table-cell table:style-name="ce209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4</text:p>
          </table:table-cell>
          <table:table-cell table:style-name="ce210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5</text:p>
          </table:table-cell>
          <table:table-cell table:style-name="ce209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6</text:p>
          </table:table-cell>
          <table:table-cell table:style-name="ce209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7</text:p>
          </table:table-cell>
          <table:table-cell table:style-name="ce210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string" calcext:value-type="string">
            <text:p>258</text:p>
          </table:table-cell>
          <table:table-cell table:style-name="ce209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9</text:p>
          </table:table-cell>
          <table:table-cell table:style-name="ce209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0</text:p>
          </table:table-cell>
          <table:table-cell table:style-name="ce210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1</text:p>
          </table:table-cell>
          <table:table-cell table:style-name="ce210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2</text:p>
          </table:table-cell>
          <table:table-cell table:style-name="ce209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3</text:p>
          </table:table-cell>
          <table:table-cell table:style-name="ce210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4</text:p>
          </table:table-cell>
          <table:table-cell table:style-name="ce210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5</text:p>
          </table:table-cell>
          <table:table-cell table:style-name="ce209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6</text:p>
          </table:table-cell>
          <table:table-cell table:style-name="ce210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7</text:p>
          </table:table-cell>
          <table:table-cell table:style-name="ce209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8</text:p>
          </table:table-cell>
          <table:table-cell table:style-name="ce210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9</text:p>
          </table:table-cell>
          <table:table-cell table:style-name="ce209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0</text:p>
          </table:table-cell>
          <table:table-cell table:style-name="ce210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1</text:p>
          </table:table-cell>
          <table:table-cell table:style-name="ce209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2</text:p>
          </table:table-cell>
          <table:table-cell table:style-name="ce210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3</text:p>
          </table:table-cell>
          <table:table-cell table:style-name="ce209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4</text:p>
          </table:table-cell>
          <table:table-cell table:style-name="ce210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5</text:p>
          </table:table-cell>
          <table:table-cell table:style-name="ce209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6</text:p>
          </table:table-cell>
          <table:table-cell table:style-name="ce209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7</text:p>
          </table:table-cell>
          <table:table-cell table:style-name="ce209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8</text:p>
          </table:table-cell>
          <table:table-cell table:style-name="ce209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9</text:p>
          </table:table-cell>
          <table:table-cell table:style-name="ce209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1</text:p>
          </table:table-cell>
          <table:table-cell table:style-name="ce210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2</text:p>
          </table:table-cell>
          <table:table-cell table:style-name="ce209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3</text:p>
          </table:table-cell>
          <table:table-cell table:style-name="ce209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4</text:p>
          </table:table-cell>
          <table:table-cell table:style-name="ce209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5</text:p>
          </table:table-cell>
          <table:table-cell table:style-name="ce210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6</text:p>
          </table:table-cell>
          <table:table-cell table:style-name="ce209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7</text:p>
          </table:table-cell>
          <table:table-cell table:style-name="ce210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8</text:p>
          </table:table-cell>
          <table:table-cell table:style-name="ce210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9</text:p>
          </table:table-cell>
          <table:table-cell table:style-name="ce209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0</text:p>
          </table:table-cell>
          <table:table-cell table:style-name="ce210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1</text:p>
          </table:table-cell>
          <table:table-cell table:style-name="ce210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2</text:p>
          </table:table-cell>
          <table:table-cell table:style-name="ce209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3</text:p>
          </table:table-cell>
          <table:table-cell table:style-name="ce210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4</text:p>
          </table:table-cell>
          <table:table-cell table:style-name="ce209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5</text:p>
          </table:table-cell>
          <table:table-cell table:style-name="ce210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8</text:p>
          </table:table-cell>
          <table:table-cell table:style-name="ce209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9</text:p>
          </table:table-cell>
          <table:table-cell table:style-name="ce209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0</text:p>
          </table:table-cell>
          <table:table-cell table:style-name="ce210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1</text:p>
          </table:table-cell>
          <table:table-cell table:style-name="ce210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2</text:p>
          </table:table-cell>
          <table:table-cell table:style-name="ce209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3</text:p>
          </table:table-cell>
          <table:table-cell table:style-name="ce210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4</text:p>
          </table:table-cell>
          <table:table-cell table:style-name="ce210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5</text:p>
          </table:table-cell>
          <table:table-cell table:style-name="ce209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6</text:p>
          </table:table-cell>
          <table:table-cell table:style-name="ce209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7</text:p>
          </table:table-cell>
          <table:table-cell table:style-name="ce210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8</text:p>
          </table:table-cell>
          <table:table-cell table:style-name="ce210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9</text:p>
          </table:table-cell>
          <table:table-cell table:style-name="ce209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0</text:p>
          </table:table-cell>
          <table:table-cell table:style-name="ce210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1</text:p>
          </table:table-cell>
          <table:table-cell table:style-name="ce209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2</text:p>
          </table:table-cell>
          <table:table-cell table:style-name="ce210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3</text:p>
          </table:table-cell>
          <table:table-cell table:style-name="ce209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4</text:p>
          </table:table-cell>
          <table:table-cell table:style-name="ce210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5</text:p>
          </table:table-cell>
          <table:table-cell table:style-name="ce210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6</text:p>
          </table:table-cell>
          <table:table-cell table:style-name="ce209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7</text:p>
          </table:table-cell>
          <table:table-cell table:style-name="ce210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8</text:p>
          </table:table-cell>
          <table:table-cell table:style-name="ce209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9</text:p>
          </table:table-cell>
          <table:table-cell table:style-name="ce210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0</text:p>
          </table:table-cell>
          <table:table-cell table:style-name="ce209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1</text:p>
          </table:table-cell>
          <table:table-cell table:style-name="ce210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2</text:p>
          </table:table-cell>
          <table:table-cell table:style-name="ce209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3</text:p>
          </table:table-cell>
          <table:table-cell table:style-name="ce210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4</text:p>
          </table:table-cell>
          <table:table-cell table:style-name="ce209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5</text:p>
          </table:table-cell>
          <table:table-cell table:style-name="ce210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6</text:p>
          </table:table-cell>
          <table:table-cell table:style-name="ce209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7</text:p>
          </table:table-cell>
          <table:table-cell table:style-name="ce210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8</text:p>
          </table:table-cell>
          <table:table-cell table:style-name="ce209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9</text:p>
          </table:table-cell>
          <table:table-cell table:style-name="ce209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0</text:p>
          </table:table-cell>
          <table:table-cell table:style-name="ce210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10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1</text:p>
          </table:table-cell>
          <table:table-cell table:style-name="ce209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2</text:p>
          </table:table-cell>
          <table:table-cell table:style-name="ce210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3</text:p>
          </table:table-cell>
          <table:table-cell table:style-name="ce209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4</text:p>
          </table:table-cell>
          <table:table-cell table:style-name="ce210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5</text:p>
          </table:table-cell>
          <table:table-cell table:style-name="ce209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6</text:p>
          </table:table-cell>
          <table:table-cell table:style-name="ce210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7</text:p>
          </table:table-cell>
          <table:table-cell table:style-name="ce209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8</text:p>
          </table:table-cell>
          <table:table-cell table:style-name="ce210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46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9</text:p>
          </table:table-cell>
          <table:table-cell table:style-name="ce210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0</text:p>
          </table:table-cell>
          <table:table-cell table:style-name="ce209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1</text:p>
          </table:table-cell>
          <table:table-cell table:style-name="ce210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2</text:p>
          </table:table-cell>
          <table:table-cell table:style-name="ce209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3</text:p>
          </table:table-cell>
          <table:table-cell table:style-name="ce210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5</text:p>
          </table:table-cell>
          <table:table-cell table:style-name="ce209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6</text:p>
          </table:table-cell>
          <table:table-cell table:style-name="ce209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7</text:p>
          </table:table-cell>
          <table:table-cell table:style-name="ce210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8</text:p>
          </table:table-cell>
          <table:table-cell table:style-name="ce209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9</text:p>
          </table:table-cell>
          <table:table-cell table:style-name="ce210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0</text:p>
          </table:table-cell>
          <table:table-cell table:style-name="ce209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1</text:p>
          </table:table-cell>
          <table:table-cell table:style-name="ce210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2</text:p>
          </table:table-cell>
          <table:table-cell table:style-name="ce209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3</text:p>
          </table:table-cell>
          <table:table-cell table:style-name="ce210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4</text:p>
          </table:table-cell>
          <table:table-cell table:style-name="ce209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5</text:p>
          </table:table-cell>
          <table:table-cell table:style-name="ce210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6</text:p>
          </table:table-cell>
          <table:table-cell table:style-name="ce209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7</text:p>
          </table:table-cell>
          <table:table-cell table:style-name="ce210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8</text:p>
          </table:table-cell>
          <table:table-cell table:style-name="ce209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9</text:p>
          </table:table-cell>
          <table:table-cell table:style-name="ce210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0</text:p>
          </table:table-cell>
          <table:table-cell table:style-name="ce210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1</text:p>
          </table:table-cell>
          <table:table-cell table:style-name="ce210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2</text:p>
          </table:table-cell>
          <table:table-cell table:style-name="ce209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3</text:p>
          </table:table-cell>
          <table:table-cell table:style-name="ce209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4</text:p>
          </table:table-cell>
          <table:table-cell table:style-name="ce210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5</text:p>
          </table:table-cell>
          <table:table-cell table:style-name="ce209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6</text:p>
          </table:table-cell>
          <table:table-cell table:style-name="ce210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7</text:p>
          </table:table-cell>
          <table:table-cell table:style-name="ce209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8</text:p>
          </table:table-cell>
          <table:table-cell table:style-name="ce209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9</text:p>
          </table:table-cell>
          <table:table-cell table:style-name="ce210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1</text:p>
          </table:table-cell>
          <table:table-cell table:style-name="ce210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2</text:p>
          </table:table-cell>
          <table:table-cell table:style-name="ce210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3</text:p>
          </table:table-cell>
          <table:table-cell table:style-name="ce210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4</text:p>
          </table:table-cell>
          <table:table-cell table:style-name="ce209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5</text:p>
          </table:table-cell>
          <table:table-cell table:style-name="ce210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6</text:p>
          </table:table-cell>
          <table:table-cell table:style-name="ce209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7</text:p>
          </table:table-cell>
          <table:table-cell table:style-name="ce210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8</text:p>
          </table:table-cell>
          <table:table-cell table:style-name="ce210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9</text:p>
          </table:table-cell>
          <table:table-cell table:style-name="ce209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0</text:p>
          </table:table-cell>
          <table:table-cell table:style-name="ce210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1</text:p>
          </table:table-cell>
          <table:table-cell table:style-name="ce209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09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3</text:p>
          </table:table-cell>
          <table:table-cell table:style-name="ce209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4</text:p>
          </table:table-cell>
          <table:table-cell table:style-name="ce209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5</text:p>
          </table:table-cell>
          <table:table-cell table:style-name="ce210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6</text:p>
          </table:table-cell>
          <table:table-cell table:style-name="ce209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7</text:p>
          </table:table-cell>
          <table:table-cell table:style-name="ce209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8</text:p>
          </table:table-cell>
          <table:table-cell table:style-name="ce210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9</text:p>
          </table:table-cell>
          <table:table-cell table:style-name="ce209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1</text:p>
          </table:table-cell>
          <table:table-cell table:style-name="ce210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2</text:p>
          </table:table-cell>
          <table:table-cell table:style-name="ce209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10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5</text:p>
          </table:table-cell>
          <table:table-cell table:style-name="ce210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7</text:p>
          </table:table-cell>
          <table:table-cell table:style-name="ce210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9</text:p>
          </table:table-cell>
          <table:table-cell table:style-name="ce210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1</text:p>
          </table:table-cell>
          <table:table-cell table:style-name="ce210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3</text:p>
          </table:table-cell>
          <table:table-cell table:style-name="ce210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5</text:p>
          </table:table-cell>
          <table:table-cell table:style-name="ce210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7</text:p>
          </table:table-cell>
          <table:table-cell table:style-name="ce210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5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09</text:p>
          </table:table-cell>
          <table:table-cell table:style-name="ce210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10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4</text:p>
          </table:table-cell>
          <table:table-cell table:style-name="ce210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9</text:p>
          </table:table-cell>
          <table:table-cell table:style-name="ce210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1</text:p>
          </table:table-cell>
          <table:table-cell table:style-name="ce210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2</text:p>
          </table:table-cell>
          <table:table-cell table:style-name="ce210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4</text:p>
          </table:table-cell>
          <table:table-cell table:style-name="ce210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6</text:p>
          </table:table-cell>
          <table:table-cell table:style-name="ce210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9</text:p>
          </table:table-cell>
          <table:table-cell table:style-name="ce210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1</text:p>
          </table:table-cell>
          <table:table-cell table:style-name="ce210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2</text:p>
          </table:table-cell>
          <table:table-cell table:style-name="ce210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8</text:p>
          </table:table-cell>
          <table:table-cell table:style-name="ce210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46</text:p>
          </table:table-cell>
          <table:table-cell table:style-name="ce210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0</text:p>
          </table:table-cell>
          <table:table-cell table:style-name="ce210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2</text:p>
          </table:table-cell>
          <table:table-cell table:style-name="ce210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4</text:p>
          </table:table-cell>
          <table:table-cell table:style-name="ce210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5</text:p>
          </table:table-cell>
          <table:table-cell table:style-name="ce210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7</text:p>
          </table:table-cell>
          <table:table-cell table:style-name="ce210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9</text:p>
          </table:table-cell>
          <table:table-cell table:style-name="ce210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3</text:p>
          </table:table-cell>
          <table:table-cell table:style-name="ce210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7</text:p>
          </table:table-cell>
          <table:table-cell table:style-name="ce210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9</text:p>
          </table:table-cell>
          <table:table-cell table:style-name="ce210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09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1</text:p>
          </table:table-cell>
          <table:table-cell table:style-name="ce210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7</text:p>
          </table:table-cell>
          <table:table-cell table:style-name="ce210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0</text:p>
          </table:table-cell>
          <table:table-cell table:style-name="ce210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5</text:p>
          </table:table-cell>
          <table:table-cell table:style-name="ce210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0</text:p>
          </table:table-cell>
          <table:table-cell table:style-name="ce210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1</text:p>
          </table:table-cell>
          <table:table-cell table:style-name="ce210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4</text:p>
          </table:table-cell>
          <table:table-cell table:style-name="ce210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6</text:p>
          </table:table-cell>
          <table:table-cell table:style-name="ce210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7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19</text:p>
          </table:table-cell>
          <table:table-cell table:style-name="ce210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3</text:p>
          </table:table-cell>
          <table:table-cell table:style-name="ce210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27</text:p>
          </table:table-cell>
          <table:table-cell table:style-name="ce210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9</text:p>
          </table:table-cell>
          <table:table-cell table:style-name="ce210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4</text:p>
          </table:table-cell>
          <table:table-cell table:style-name="ce210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5</text:p>
          </table:table-cell>
          <table:table-cell table:style-name="ce210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8</text:p>
          </table:table-cell>
          <table:table-cell table:style-name="ce210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1</text:p>
          </table:table-cell>
          <table:table-cell table:style-name="ce210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6</text:p>
          </table:table-cell>
          <table:table-cell table:style-name="ce210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7</text:p>
          </table:table-cell>
          <table:table-cell table:style-name="ce210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1</text:p>
          </table:table-cell>
          <table:table-cell table:style-name="ce210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3</text:p>
          </table:table-cell>
          <table:table-cell table:style-name="ce210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3</text:p>
          </table:table-cell>
          <table:table-cell table:style-name="ce210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6</text:p>
          </table:table-cell>
          <table:table-cell table:style-name="ce210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1</text:p>
          </table:table-cell>
          <table:table-cell table:style-name="ce210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2</text:p>
          </table:table-cell>
          <table:table-cell table:style-name="ce210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3</text:p>
          </table:table-cell>
          <table:table-cell table:style-name="ce210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22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22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22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22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0</text:p>
          </table:table-cell>
          <table:table-cell table:style-name="ce210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1</text:p>
          </table:table-cell>
          <table:table-cell table:style-name="ce210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2</text:p>
          </table:table-cell>
          <table:table-cell table:style-name="ce210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22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5</text:p>
          </table:table-cell>
          <table:table-cell table:style-name="ce210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7</text:p>
          </table:table-cell>
          <table:table-cell table:style-name="ce210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22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22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22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1</text:p>
          </table:table-cell>
          <table:table-cell table:style-name="ce210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22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3</text:p>
          </table:table-cell>
          <table:table-cell table:style-name="ce210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22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5</text:p>
          </table:table-cell>
          <table:table-cell table:style-name="ce210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6</text:p>
          </table:table-cell>
          <table:table-cell table:style-name="ce210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22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9</text:p>
          </table:table-cell>
          <table:table-cell table:style-name="ce210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0</text:p>
          </table:table-cell>
          <table:table-cell table:style-name="ce210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22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2</text:p>
          </table:table-cell>
          <table:table-cell table:style-name="ce210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22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4</text:p>
          </table:table-cell>
          <table:table-cell table:style-name="ce210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5</text:p>
          </table:table-cell>
          <table:table-cell table:style-name="ce210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6</text:p>
          </table:table-cell>
          <table:table-cell table:style-name="ce210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22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22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9</text:p>
          </table:table-cell>
          <table:table-cell table:style-name="ce210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22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1</text:p>
          </table:table-cell>
          <table:table-cell table:style-name="ce210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2</text:p>
          </table:table-cell>
          <table:table-cell table:style-name="ce210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3</text:p>
          </table:table-cell>
          <table:table-cell table:style-name="ce222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4</text:p>
          </table:table-cell>
          <table:table-cell table:style-name="ce210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5</text:p>
          </table:table-cell>
          <table:table-cell table:style-name="ce222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6</text:p>
          </table:table-cell>
          <table:table-cell table:style-name="ce222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7</text:p>
          </table:table-cell>
          <table:table-cell table:style-name="ce210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22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9</text:p>
          </table:table-cell>
          <table:table-cell table:style-name="ce210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22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1</text:p>
          </table:table-cell>
          <table:table-cell table:style-name="ce210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22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22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22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22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7</text:p>
          </table:table-cell>
          <table:table-cell table:style-name="ce210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22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9</text:p>
          </table:table-cell>
          <table:table-cell table:style-name="ce210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22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1</text:p>
          </table:table-cell>
          <table:table-cell table:style-name="ce210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23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3</text:p>
          </table:table-cell>
          <table:table-cell table:style-name="ce210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222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222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6</text:p>
          </table:table-cell>
          <table:table-cell table:style-name="ce210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222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8</text:p>
          </table:table-cell>
          <table:table-cell table:style-name="ce210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table:style-name="ce64" office:value-type="string" calcext:value-type="string">
            <text:p>spidersweb.pl##.box-specjaln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pidersweb.pl/rozrywka/" xlink:type="simple">https://www.spidersweb.pl/rozrywka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0</text:p>
          </table:table-cell>
          <table:table-cell table:style-name="ce210" office:value-type="string" calcext:value-type="string">
            <text:p>||spliff.pl^*^sensimilla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spliff.pl/" xlink:type="simple">http://spliff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liff.pl^*^ecobison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liff.pl^*^DomowaUpraw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table:style-name="ce222" office:value-type="string" calcext:value-type="string">
            <text:p>calc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alc.pl/zdrowie/bmi" xlink:type="simple">https://calc.pl/zdrowie/bmi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2</text:p>
          </table:table-cell>
          <table:table-cell table:style-name="ce210" office:value-type="string" calcext:value-type="string">
            <text:p><text:span text:style-name="T3">procesor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rocesor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3</text:p>
          </table:table-cell>
          <table:table-cell table:style-name="ce222" office:value-type="string" calcext:value-type="string">
            <text:p>dojazd.org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dojazd.org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4</text:p>
          </table:table-cell>
          <table:table-cell table:style-name="ce210" office:value-type="string" calcext:value-type="string">
            <text:p><text:span text:style-name="T3">trasa.info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rasa.info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5</text:p>
          </table:table-cell>
          <table:table-cell table:style-name="ce222" office:value-type="string" calcext:value-type="string">
            <text:p>odleglosci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odleglosci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6</text:p>
          </table:table-cell>
          <table:table-cell table:style-name="ce210" office:value-type="string" calcext:value-type="string">
            <text:p><text:span text:style-name="T3">wyznaczanie-trasy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yznaczanie-trasy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7</text:p>
          </table:table-cell>
          <table:table-cell table:style-name="ce222" office:value-type="string" calcext:value-type="string">
            <text:p>docel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ocelu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8</text:p>
          </table:table-cell>
          <table:table-cell table:style-name="ce65" office:value-type="string" calcext:value-type="string">
            <text:p>footroll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footroll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9</text:p>
          </table:table-cell>
          <table:table-cell table:style-name="ce222" office:value-type="string" calcext:value-type="string">
            <text:p>speedwaynew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speedway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0</text:p>
          </table:table-cell>
          <table:table-cell table:style-name="ce210" office:value-type="string" calcext:value-type="string">
            <text:p>||c.spolecznosci.net/f.spolecznosci.net^$image,domain=dlastudent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acet.dlastudenta.pl/artykul/loty-donikad-najnowszy-trend-podrozniczy-w-dobie-pandemii,138877.html" xlink:type="simple">https://facet.dlastudenta.pl/artykul/loty-donikad-najnowszy-trend-podrozniczy-w-dobie-pandemii,138877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lastudenta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1</text:p>
          </table:table-cell>
          <table:table-cell table:style-name="ce210" office:value-type="string" calcext:value-type="string">
            <text:p>twojememy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wojememy.pl/15-zdjec-ktore-mowia-wiecej-niz-tysiac-slow-3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twojem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2</text:p>
          </table:table-cell>
          <table:table-cell table:style-name="ce65" office:value-type="string" calcext:value-type="string">
            <text:p>irs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rss.pl/" xlink:type="simple">https://irs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53</text:p>
          </table:table-cell>
          <table:table-cell table:style-name="ce222" office:value-type="string" calcext:value-type="string">
            <text:p>mapa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apa.info/" xlink:type="simple">https://mapa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4</text:p>
          </table:table-cell>
          <table:table-cell table:style-name="ce65" office:value-type="string" calcext:value-type="string">
            <text:p>czaslot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czaslotu.pl/" xlink:type="simple">https://czaslot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55</text:p>
          </table:table-cell>
          <table:table-cell table:style-name="ce65" office:value-type="string" calcext:value-type="string">
            <text:p>rozmiar.com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rozmiar.com/" xlink:type="simple">https://www.rozmiar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6</text:p>
          </table:table-cell>
          <table:table-cell table:style-name="ce65" office:value-type="string" calcext:value-type="string">
            <text:p>dobak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dobaku.pl/wirtualny-alkomat" xlink:type="simple">https://www.dobaku.pl/wirtualny-alkomat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table:style-name="ce210" office:value-type="string" calcext:value-type="string">
            <text:p>antyaut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antyauto.pl/" xlink:type="simple">https://antyauto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antyaut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table:style-name="ce222" office:value-type="string" calcext:value-type="string">
            <text:p>miumag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iumag.pl/" xlink:type="simple">https://miumag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9</text:p>
          </table:table-cell>
          <table:table-cell table:style-name="ce210" office:value-type="string" calcext:value-type="string">
            <text:p>naseri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naserio.pl/cudem-uszedl-zyciem-nadmiernym-spozywaniu-energetykow-zobacz-ta-tragedia-wplynela-codziennosc-tej-rodziny/" xlink:type="simple">http://www.naserio.pl/cudem-uszedl-zyciem-nadmiernym-spozywaniu-energetykow-zobacz-ta-tragedia-wplynela-codziennosc-tej-rodziny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naseri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0</text:p>
          </table:table-cell>
          <table:table-cell table:style-name="ce65" office:value-type="string" calcext:value-type="string">
            <text:p>praktycznepodroze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praktycznepodroze.pl/" xlink:type="simple">https://praktycznepodroz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1</text:p>
          </table:table-cell>
          <table:table-cell table:style-name="ce222" office:value-type="string" calcext:value-type="string">
            <text:p>^ad^$domain=sportowepodhal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portowepodhale.pl/" xlink:type="simple">https://sportowepodhal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2</text:p>
          </table:table-cell>
          <table:table-cell table:style-name="ce210" office:value-type="string" calcext:value-type="string">
            <text:p>sportrelacje.pl##.card.my-4 img[src^="<text:a xlink:href="https://i.imgur.com/" xlink:type="simple">https://i.imgur.com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sportrelacje.pl/na-zywo/83ed0bd8fe491/lincoln-liverpool" xlink:type="simple">https://www.sportrelacje.pl/na-zywo/83ed0bd8fe491/lincoln-liverpoo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3</text:p>
          </table:table-cell>
          <table:table-cell table:style-name="ce222" office:value-type="string" calcext:value-type="string">
            <text:p>pieniny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ieniny24.pl/" xlink:type="simple">https://pieniny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ieniny24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3" office:value-type="string" calcext:value-type="string">
            <text:p>^ad^$domain=pienin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4</text:p>
          </table:table-cell>
          <table:table-cell table:style-name="ce210" office:value-type="string" calcext:value-type="string">
            <text:p>spotradomsk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spotradomsko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table:style-name="ce222" office:value-type="string" calcext:value-type="string">
            <text:p>||spottedskarzysko.pl^*^rabato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spottedskarzysk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sajgon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szmarag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swiat_roboty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planetadziecka7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ckziu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bw_pazdziernik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pottedskarzysko.pl###BoxCol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ttedskarzysko.pl###BoxCol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6</text:p>
          </table:table-cell>
          <table:table-cell table:style-name="ce210" office:value-type="string" calcext:value-type="string">
            <text:p>stacja-tluszcz.pl###text-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stacja-tluszcz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7</text:p>
          </table:table-cell>
          <table:table-cell table:style-name="ce222" office:value-type="string" calcext:value-type="string">
            <text:p>stalenierdzewne.pl##.banner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stalenierdzew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8</text:p>
          </table:table-cell>
          <table:table-cell table:style-name="ce210" office:value-type="string" calcext:value-type="string">
            <text:p>||stoczniowcy.pl^*^jd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stoczniowcy.pl/index.php" xlink:type="simple">https://www.stoczniowcy.pl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9</text:p>
          </table:table-cell>
          <table:table-cell table:style-name="ce222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stomil.olsztyn.pl/" xlink:type="simple">http://stomil.olsztyn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0</text:p>
          </table:table-cell>
          <table:table-cell table:style-name="ce210" office:value-type="string" calcext:value-type="string">
            <text:p>dwadozera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dwadozera.pl/" xlink:type="simple">http://dwadozera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1</text:p>
          </table:table-cell>
          <table:table-cell table:style-name="ce222" office:value-type="string" calcext:value-type="string">
            <text:p>stopnadwadze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opnadwadze.pl/" xlink:type="simple">https://stopnadwad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2</text:p>
          </table:table-cell>
          <table:table-cell table:style-name="ce210" office:value-type="string" calcext:value-type="string">
            <text:p>||strajk.eu^*^strajk-324x320-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trajk.eu/" xlink:type="simple">https://strajk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3</text:p>
          </table:table-cell>
          <table:table-cell table:style-name="ce222" office:value-type="string" calcext:value-type="string">
            <text:p>sulecin24.pl##.td-rec-spot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ulecin24.pl/" xlink:type="simple">https://sulecin24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ulecin24.pl##.td_rec &gt; .td_mod_wrap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-baner-$domain=sulecin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5</text:p>
          </table:table-cell>
          <table:table-cell table:style-name="ce210" office:value-type="string" calcext:value-type="string">
            <text:p>super-warez.eu##.h_banner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super-warez.eu/" xlink:type="simple">http://super-warez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banner_$domain=super-warez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6</text:p>
          </table:table-cell>
          <table:table-cell table:style-name="ce210" office:value-type="string" calcext:value-type="string">
            <text:p>swiatdronow.pl##a[onclick^="ga('send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swiatdronow.pl/" xlink:type="simple">http://www.swiatdronow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iatdronow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7</text:p>
          </table:table-cell>
          <table:table-cell table:style-name="ce210" office:value-type="string" calcext:value-type="string">
            <text:p>swiatmotocykli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wiatmotocykli.pl/" xlink:type="simple">https://swiatmotocykli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8</text:p>
          </table:table-cell>
          <table:table-cell table:style-name="ce222" office:value-type="string" calcext:value-type="string">
            <text:p>||systemyplatnosci.com^*^hotpa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ystemyplatnosci.com/" xlink:type="simple">https://systemyplatnosci.co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ystemyplatnosci.com^*^fundacja_zoodoptuj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9</text:p>
          </table:table-cell>
          <table:table-cell table:style-name="ce222" office:value-type="string" calcext:value-type="string">
            <text:p>swoszowice.org.pl##a[href^="https://carline.com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woszowice.org.pl/" xlink:type="simple">https://swoszowice.org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woszowice.org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oszowice.org.pl##a[href^="http://www.unison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oszowice.org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0</text:p>
          </table:table-cell>
          <table:table-cell table:style-name="ce210" office:value-type="string" calcext:value-type="string">
            <text:p>szukam-ksiazki.pl##.box_width_left &gt; tbody &gt; tr:nth-child(3)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szukam-ksiazki.pl/" xlink:type="simple">http://szukam-ksiazki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zukam-ksiazki.pl/marbet_hurtow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zukam-ksiazki.pl^*^havan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1</text:p>
          </table:table-cell>
          <table:table-cell table:style-name="ce210" office:value-type="string" calcext:value-type="string">
            <text:p>szydlowiecki.eu##div[id^="bills_in_rotation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zydlowiecki.eu/" xlink:type="simple">https://szydlowiecki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82</text:p>
          </table:table-cell>
          <table:table-cell table:style-name="ce222" office:value-type="string" calcext:value-type="string">
            <text:p>techmaniachd.pl###HTM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techmaniachd.pl/" xlink:type="simple">http://www.techmaniachd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3</text:p>
          </table:table-cell>
          <table:table-cell table:style-name="ce210" office:value-type="string" calcext:value-type="string">
            <text:p>radiogol.pl##a[href^="https://www.iparts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radiogol.pl/" xlink:type="simple">http://radiogol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radiogol.pl##a[href^="https://www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gol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84</text:p>
          </table:table-cell>
          <table:table-cell table:style-name="ce222" office:value-type="string" calcext:value-type="string">
            <text:p>telewizor.eu###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telewizor.eu/" xlink:type="simple">http://telewizor.eu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5</text:p>
          </table:table-cell>
          <table:table-cell table:style-name="ce210" office:value-type="string" calcext:value-type="string">
            <text:p>||alicdn.com^$image,domain=telchi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telchina.pl/microwear-h8-niezbedne-urzadzenie-na-plenerowy-t38996.html" xlink:type="simple">https://telchina.pl/microwear-h8-niezbedne-urzadzenie-na-plenerowy-t38996.htm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86</text:p>
          </table:table-cell>
          <table:table-cell table:style-name="ce222" office:value-type="string" calcext:value-type="string">
            <text:p>techpolska.pl##a[href^="<text:a xlink:href="https://www.ceneo.pl/" xlink:type="simple">https://www.ceneo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chpolska.pl/recenzja-zestawu-x8100-i-myszy-gamingowej-v240-od-rapoo/" xlink:type="simple">https://techpolska.pl/recenzja-zestawu-x8100-i-myszy-gamingowej-v240-od-rapoo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7</text:p>
          </table:table-cell>
          <table:table-cell table:style-name="ce210" office:value-type="string" calcext:value-type="string">
            <text:p>telewizjaleszno.pl###vlog-module-0-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telewizjaleszno.pl/" xlink:type="simple">http://telewizjaleszno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88</text:p>
          </table:table-cell>
          <table:table-cell table:style-name="ce222" office:value-type="string" calcext:value-type="string">
            <text:p>telko.in##.custom-html p &gt; script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telko.in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9</text:p>
          </table:table-cell>
          <table:table-cell table:style-name="ce210" office:value-type="string" calcext:value-type="string">
            <text:p>teraz-wilanow.pl##div[id^="rev_slider_2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teraz-wilanow.pl/" xlink:type="simple">http://teraz-wilanow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teraz-wilanow.pl##div[id^="rev_slider_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90</text:p>
          </table:table-cell>
          <table:table-cell table:style-name="ce210" office:value-type="string" calcext:value-type="string">
            <text:p>terazgab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terazgabin.pl/pl/" xlink:type="simple">https://terazgabin.pl/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91</text:p>
          </table:table-cell>
          <table:table-cell table:style-name="ce67" office:value-type="string" calcext:value-type="string">
            <text:p>terazgostyn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razgostynin.pl/pl/" xlink:type="simple">https://terazgostynin.pl/pl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92</text:p>
          </table:table-cell>
          <table:table-cell table:style-name="ce210" office:value-type="string" calcext:value-type="string">
            <text:p>terazlipno.pl##.topLay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terazlipno.pl/pl/" xlink:type="simple">https://terazlipno.pl/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93</text:p>
          </table:table-cell>
          <table:table-cell table:style-name="ce222" office:value-type="string" calcext:value-type="string">
            <text:p>tinypic.pl##a[href^="<text:a xlink:href="http://www.likeplus.eu/" xlink:type="simple">http://www.likeplus.eu/</text:a>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tinypic.pl/" xlink:type="simple">https://tinypic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94</text:p>
          </table:table-cell>
          <table:table-cell table:style-name="ce210" office:value-type="string" calcext:value-type="string">
            <text:p>||emisja.contentstream.pl^$script,domain=tojuzby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tojuzbylo.pl/wiadomosc/bitwa-o-borujsk-ostatnia-szarza-polskiej-kawalerii" xlink:type="simple">https://tojuzbylo.pl/wiadomosc/bitwa-o-borujsk-ostatnia-szarza-polskiej-kawalerii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95</text:p>
          </table:table-cell>
          <table:table-cell table:style-name="ce222" office:value-type="string" calcext:value-type="string">
            <text:p>||emisja.contentstream.pl^$script,domain=zmianysolar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zmianysolarne.pl/wiadomosc/mozliwy-wzrost-aktywnosci-slonecznej-pojawiaja-sie-nowe-aktywne-regiony" xlink:type="simple">http://zmianysolarne.pl/wiadomosc/mozliwy-wzrost-aktywnosci-slonecznej-pojawiaja-sie-nowe-aktywne-regiony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96</text:p>
          </table:table-cell>
          <table:table-cell table:style-name="ce210" office:value-type="string" calcext:value-type="string">
            <text:p>||emisja.contentstream.pl^$script,domain=tylkonau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tylkonauka.pl/wiadomosc/futurolog-przewiduje-ze-do-2050-roku-ludzie-beda-mogli-porzucac-swoje-ciala-i-przenosic" xlink:type="simple">https://tylkonauka.pl/wiadomosc/futurolog-przewiduje-ze-do-2050-roku-ludzie-beda-mogli-porzucac-swoje-ciala-i-przenosic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97</text:p>
          </table:table-cell>
          <table:table-cell table:style-name="ce222" office:value-type="string" calcext:value-type="string">
            <text:p><text:span text:style-name="T5">||emisja.contentstream.pl^$script,domain=innemedium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innemedium.pl/wiadomosc/czy-titanic-mogl-zatonac-z-powodu-zorzy-polarnej" xlink:type="simple">https://innemedium.pl/wiadomosc/czy-titanic-mogl-zatonac-z-powodu-zorzy-polarnej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98</text:p>
          </table:table-cell>
          <table:table-cell table:style-name="ce210" office:value-type="string" calcext:value-type="string">
            <text:p>||emisja.contentstream.pl^$script,domain=jejporta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jejportal.pl/wiadomosc/co-jesc-sniadanie-aby-nie-przytyc" xlink:type="simple">https://jejportal.pl/wiadomosc/co-jesc-sniadanie-aby-nie-przytyc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99</text:p>
          </table:table-cell>
          <table:table-cell table:style-name="ce222" office:value-type="string" calcext:value-type="string">
            <text:p>||emisja.contentstream.pl^$script,domain=tylkomedycy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tylkomedycyna.pl/wiadomosc/naukowcy-znalezli-zwiazek-miedzy-otyloscia-slabym-wechem-0" xlink:type="simple">https://tylkomedycyna.pl/wiadomosc/naukowcy-znalezli-zwiazek-miedzy-otyloscia-slabym-wechem-0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700</text:p>
          </table:table-cell>
          <table:table-cell table:style-name="ce210" office:value-type="string" calcext:value-type="string">
            <text:p><text:span text:style-name="T6">||emisja.contentstream.pl^$script,domain=tylkoastronomia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tylkoastronomia.pl/wiadomosc/sensacja-astronomiczna-odkryto-nieznane-dotychczas-obiekty-w-ukladzie-slonecznym" xlink:type="simple">https://tylkoastronomia.pl/wiadomosc/sensacja-astronomiczna-odkryto-nieznane-dotychczas-obiekty-w-ukladzie-slonecznym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701</text:p>
          </table:table-cell>
          <table:table-cell table:style-name="ce222" office:value-type="string" calcext:value-type="string">
            <text:p>||emisja.contentstream.pl^$script,domain=zmianynaziem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mianynaziemi.pl/" xlink:type="simple">https://zmianynaziemi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702</text:p>
          </table:table-cell>
          <table:table-cell table:style-name="ce210" office:value-type="string" calcext:value-type="string">
            <text:p>||emisja.contentstream.pl^$script,domain=tylkoprzyrod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tylkoprzyroda.pl/wiadomosc/potomstwo-zmodyfikowanych-genetycznie-gasienic-ulegnie-samozniszczeniu" xlink:type="simple">http://tylkoprzyroda.pl/wiadomosc/potomstwo-zmodyfikowanych-genetycznie-gasienic-ulegnie-samozniszczeniu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703</text:p>
          </table:table-cell>
          <table:table-cell table:style-name="ce222" office:value-type="string" calcext:value-type="string">
            <text:p>||emisja.contentstream.pl^$script,domain=superdan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uperdania.pl/wiadomosc/gotowy-zestaw-sushi-alternatywny-fastfood" xlink:type="simple">https://superdania.pl/wiadomosc/gotowy-zestaw-sushi-alternatywny-fastfood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704</text:p>
          </table:table-cell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705</text:p>
          </table:table-cell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706</text:p>
          </table:table-cell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2" table:number-rows-repeated="10473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 filters.D1100:filters.D1100 filters.D1102:filters.D1102 filters.D1104:filters.D1104 filters.D1106:filters.D1106 filters.D1108:filters.D1108 filters.D1110:filters.D1110 filters.D1112:filters.D1112 filters.D1114:filters.D1114 filters.D1116:filters.D1116 filters.D1118:filters.D1119 filters.D1122:filters.D1122 filters.D1124:filters.D1124 filters.D1126:filters.D1126 filters.D1128:filters.D1128 filters.D1130:filters.D1130 filters.D1132:filters.D1132 filters.D1134:filters.D1134 filters.D1136:filters.D1136 filters.D1138:filters.D1138 filters.D1140:filters.D1140 filters.D1142:filters.D1142 filters.D1144:filters.D1144 filters.D1146:filters.D1146 filters.D1148:filters.D1148 filters.D1150:filters.D1150 filters.D1152:filters.D1152 filters.D1154:filters.D1154 filters.D1156:filters.D1156 filters.D1158:filters.D1158 filters.D1160:filters.D1160 filters.D1162:filters.D1162 filters.D1164:filters.D1164 filters.D1166:filters.D1166 filters.D1168:filters.D1168 filters.D1170:filters.D1170 filters.D1172:filters.D1172 filters.D1174:filters.D1174 filters.D1176:filters.D1176 filters.D1178:filters.D1178 filters.D1180:filters.D1180 filters.D1182:filters.D1182 filters.D1184:filters.D1184 filters.D1186:filters.D1186 filters.D1188:filters.D1188 filters.D1190:filters.D1190 filters.D1192:filters.D1192 filters.D1194:filters.D1194 filters.D1196:filters.D1196 filters.D1198:filters.D1198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199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45"/>
        <table:table-row table:style-name="ro3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308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ink</text:p>
          </table:table-cell>
          <table:table-cell table:style-name="ce299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  <table:table-cell table:style-name="ce127" office:value-type="string" calcext:value-type="string">
            <text:p>Check</text:p>
          </table:table-cell>
          <table:table-cell table:style-name="ce140" office:value-type="string" calcext:value-type="string">
            <text:p>Notes</text:p>
          </table:table-cell>
          <table:table-cell table:style-name="ce153" office:value-type="string" calcext:value-type="string">
            <text:p>EL</text:p>
          </table:table-cell>
          <table:table-cell table:style-name="ce1" office:value-type="string" calcext:value-type="string">
            <text:p>AntiCV</text:p>
          </table:table-cell>
        </table:table-row>
        <table:table-row table:style-name="ro1">
          <table:table-cell table:style-name="ce205"/>
          <table:table-cell table:style-name="ce209" office:value-type="string" calcext:value-type="string">
            <text:p>https://evertiq.com</text:p>
          </table:table-cell>
          <table:table-cell table:style-name="ce300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evertiq.se</text:p>
          </table:table-cell>
          <table:table-cell table:style-name="ce303" office:value-type="float" office:value="2" calcext:value-type="float">
            <text:p>2.00</text:p>
          </table:table-cell>
          <table:table-cell table:style-name="ce210" office:value-type="string" calcext:value-type="string">
            <text:p>not EL Polish</text:p>
          </table:table-cell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 office:value-type="string" calcext:value-type="string">
            <text:p>X</text:p>
          </table:table-cell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vertiq.de</text:p>
          </table:table-cell>
          <table:table-cell table:style-name="ce305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51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10" office:value-type="string" calcext:value-type="string">
            <text:p>to search</text:p>
          </table:table-cell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98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09" office:value-type="string" calcext:value-type="string">
            <text:p>to search</text:p>
          </table:table-cell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materialybudowlane.info.pl/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mazury.inf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kryptowaluty.info.pl/konferencja-infoshare-13-14-maja-w-gdansk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mieszkaniec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mierzyn24.pl/news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motocykle125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rzedsiebiorcy.e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porozmawiajmy.tv/staroslowianska-wiedza-wielkiej-tradycji-polnocy-grzegorz-skura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drogach.pl/test-opon-letnich-215-55-r17-gtu-2020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polskaizbabranzypogrzebowej.pl</text:p>
          </table:table-cell>
          <table:table-cell table:style-name="ce305" office:value-type="float" office:value="1" calcext:value-type="float">
            <text:p>1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lnocna.tv</text:p>
          </table:table-cell>
          <table:table-cell table:style-name="ce305" office:value-type="float" office:value="1.5" calcext:value-type="float">
            <text:p>1.5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polonia-peterborough.uk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www.radiozw.com.pl/gosciem-radia-zw-byl-wlodzimierz-stochnialek-soltys-strojca-gm-praszka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strims.world/CuprumLubinCzarniRadom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 office:value-type="string" calcext:value-type="string">
            <text:p>?</text:p>
          </table:table-cell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nanarty.info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aszafloryd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naszabramow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abc-dachy.pl/index2.php?site=publikacje&amp;dzial=Folie%20dachowe&amp;baza=folie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abcvideo.cc/epl8j5wrzp4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kronikamontrealska.com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lubanski.eu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sportprojekt.info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irenakuczynska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-pingpong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hdtvpolsk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infokrakow24.pl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infobusk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gizycko.info.pl/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kobietaigolf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twojrad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ultusk24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owinynyskie.c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4" office:value-type="string" calcext:value-type="string">
            <text:p>no</text:p>
          </table:table-cell>
          <table:table-cell table:style-name="ce177"/>
          <table:table-cell table:style-name="ce184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www.maniak.tv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www.flvto.biz/pl76/how-to/how-to-install-chrome-plugin-win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superportal24.pl/gryficki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4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49" office:value-type="string" calcext:value-type="string">
            <text:p><text:span text:style-name="T7"><text:a xlink:href="https://2conv.com/pl53/terms/" xlink:type="simple">https://2conv.com/pl53/terms/</text:a></text:span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 office:value-type="string" calcext:value-type="string">
            <text:p>X</text:p>
          </table:table-cell>
          <table:table-cell table:style-name="ce224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97"/>
          <table:table-cell table:style-name="ce241" office:value-type="string" calcext:value-type="string">
            <text:p>https://xlomza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10" office:value-type="string" calcext:value-type="string">
            <text:p>https://epainfo.pl/wosp-pabianice-2020-zobacz-pelny-harmonogram/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olishexpress.com.au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kk24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skipol.pl/" xlink:type="simple">https://skipol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<text:a xlink:href="https://radioandrychow.pl/" xlink:type="simple">https://radioandrychow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://www.stowarzyszenie.szn.pl/" xlink:type="simple">http://www.stowarzyszenie.szn.pl/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<text:a xlink:href="https://swiat-szkla.pl/" xlink:type="simple">https://swiat-szkla.pl/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9"/>
          <table:table-cell table:style-name="ce186"/>
          <table:table-cell table:style-name="ce210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office:forms form:automatic-focus="false" form:apply-design-mode="false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default-cell-style-name="ce246"/>
        <table:table-column table:style-name="co18" table:default-cell-style-name="ce246"/>
        <table:table-column table:style-name="co19" table:default-cell-style-name="ce246"/>
        <table:table-column table:style-name="co12" table:number-columns-repeated="1018" table:default-cell-style-name="ce246"/>
        <table:table-row table:style-name="ro1">
          <table:table-cell table:style-name="ce323"/>
          <table:table-cell table:style-name="ce333" office:value-type="string" calcext:value-type="string">
            <text:p>site</text:p>
          </table:table-cell>
          <table:table-cell table:style-name="ce333" office:value-type="string" calcext:value-type="string">
            <text:p>status</text:p>
          </table:table-cell>
          <table:table-cell table:style-name="ce333" office:value-type="string" calcext:value-type="string">
            <text:p>filter</text:p>
          </table:table-cell>
          <table:table-cell table:style-name="ce333" office:value-type="string" calcext:value-type="string">
            <text:p>reason</text:p>
          </table:table-cell>
          <table:table-cell table:style-name="ce33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24" office:value-type="float" office:value="1" calcext:value-type="float">
            <text:p>1</text:p>
          </table:table-cell>
          <table:table-cell table:style-name="ce220" office:value-type="string" calcext:value-type="string">
            <text:p>sportowefakt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sportowefakty.wp.pl#$#abort-on-property-read prebidConfig.config.bidTarget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" calcext:value-type="float">
            <text:p>2</text:p>
          </table:table-cell>
          <table:table-cell table:style-name="ce334" office:value-type="string" calcext:value-type="string">
            <text:p>finanse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inanse.wp.pl#$#abort-on-property-read prebidConfig.hbA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5">
          <table:table-cell table:style-name="ce324" office:value-type="float" office:value="3" calcext:value-type="float">
            <text:p>3</text:p>
          </table:table-cell>
          <table:table-cell table:style-name="ce220" office:value-type="string" calcext:value-type="string">
            <text:p>o2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o2.pl#$#abort-on-property-read prebidConfig.hb</text:p>
          </table:table-cell>
          <table:table-cell table:style-name="ce220" office:value-type="string" calcext:value-type="string">
            <text:p>-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" calcext:value-type="float">
            <text:p>4</text:p>
          </table:table-cell>
          <table:table-cell table:style-name="ce334" office:value-type="string" calcext:value-type="string">
            <text:p>o2.pl</text:p>
          </table:table-cell>
          <table:table-cell table:style-name="ce337" office:value-type="string" calcext:value-type="string">
            <text:p>TEST</text:p>
          </table:table-cell>
          <table:table-cell table:style-name="ce334" office:value-type="string" calcext:value-type="string">
            <text:p>o2.pl#$#abort-on-property-read o2App.adsFirstRefs</text:p>
          </table:table-cell>
          <table:table-cell table:style-name="ce334" office:value-type="string" calcext:value-type="string">
            <text:p>to block AdsFirstRegisterSlot</text:p>
          </table:table-cell>
          <table:table-cell table:style-name="ce34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324" office:value-type="float" office:value="5" calcext:value-type="float">
            <text:p>5</text:p>
          </table:table-cell>
          <table:table-cell table:style-name="ce220" office:value-type="string" calcext:value-type="string">
            <text:p>gwiazd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gwiazdy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6" calcext:value-type="float">
            <text:p>6</text:p>
          </table:table-cell>
          <table:table-cell table:style-name="ce334" office:value-type="string" calcext:value-type="string">
            <text:p>pudelek.pl</text:p>
          </table:table-cell>
          <table:table-cell table:style-name="ce337" office:value-type="string" calcext:value-type="string">
            <text:p>PROBLEM</text:p>
          </table:table-cell>
          <table:table-cell table:style-name="ce251" office:value-type="string" calcext:value-type="string">
            <text:p>www.wp.pl#$#abort-on-property-read Object.prototype.bodies</text:p>
          </table:table-cell>
          <table:table-cell table:style-name="ce334"/>
          <table:table-cell table:style-name="ce34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324" office:value-type="float" office:value="7" calcext:value-type="float">
            <text:p>7</text:p>
          </table:table-cell>
          <table:table-cell table:style-name="ce220" office:value-type="string" calcext:value-type="string">
            <text:p>autokult.pl</text:p>
          </table:table-cell>
          <table:table-cell table:style-name="ce336" office:value-type="string" calcext:value-type="string">
            <text:p>DONE</text:p>
          </table:table-cell>
          <table:table-cell table:style-name="ce251" office:value-type="string" calcext:value-type="string">
            <text:p>autokult.pl#?#figure[class^="insert"]:-abp-has(var + script)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8" calcext:value-type="float">
            <text:p>8</text:p>
          </table:table-cell>
          <table:table-cell table:style-name="ce220" office:value-type="string" calcext:value-type="string">
            <text:p>sportowefakty.wp.pl</text:p>
          </table:table-cell>
          <table:table-cell table:style-name="ce337" office:value-type="string" calcext:value-type="string">
            <text:p>TEST</text:p>
          </table:table-cell>
          <table:table-cell table:style-name="ce251" office:value-type="string" calcext:value-type="string">
            <text:p>sportowefakty.wp.pl#$#abort-on-property-read prebidConfig.hb</text:p>
          </table:table-cell>
          <table:table-cell table:style-name="ce334" office:value-type="string" calcext:value-type="string">
            <text:p>unnecessary?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9" calcext:value-type="float">
            <text:p>9</text:p>
          </table:table-cell>
          <table:table-cell table:style-name="ce220" office:value-type="string" calcext:value-type="string">
            <text:p>forum.echirurgia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echirurgia.pl#$#abort-current-inline-script document.querySelector registerSlot</text:p>
          </table:table-cell>
          <table:table-cell table:style-name="ce220"/>
          <table:table-cell table:style-name="ce340"/>
          <table:table-cell table:style-name="ce22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25" office:value-type="float" office:value="10" calcext:value-type="float">
            <text:p>10</text:p>
          </table:table-cell>
          <table:table-cell table:style-name="ce334" office:value-type="string" calcext:value-type="string">
            <text:p>kardiolo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kardiolo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1" calcext:value-type="float">
            <text:p>11</text:p>
          </table:table-cell>
          <table:table-cell table:style-name="ce335" office:value-type="string" calcext:value-type="string">
            <text:p>wawalov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wawalov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2" calcext:value-type="float">
            <text:p>12</text:p>
          </table:table-cell>
          <table:table-cell table:style-name="ce334" office:value-type="string" calcext:value-type="string">
            <text:p>film.wp.pl</text:p>
          </table:table-cell>
          <table:table-cell table:style-name="ce337" office:value-type="string" calcext:value-type="string">
            <text:p>ACCEPT</text:p>
          </table:table-cell>
          <table:table-cell table:style-name="ce334" office:value-type="string" calcext:value-type="string">
            <text:p>film.wp.pl#?#span &gt; div:-abp-has(&gt; .container + .text_reklama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3" calcext:value-type="float">
            <text:p>13</text:p>
          </table:table-cell>
          <table:table-cell table:style-name="ce220" office:value-type="string" calcext:value-type="string">
            <text:p>fil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ilm.wp.pl#$#abort-on-property-read prebidConfig.hb</text:p>
          </table:table-cell>
          <table:table-cell table:style-name="ce220" office:value-type="string" calcext:value-type="string">
            <text:p>domodi widget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4" calcext:value-type="float">
            <text:p>14</text:p>
          </table:table-cell>
          <table:table-cell table:style-name="ce220" office:value-type="string" calcext:value-type="string">
            <text:p>teleshow.wp.pl</text:p>
          </table:table-cell>
          <table:table-cell table:style-name="ce338" office:value-type="string" calcext:value-type="string">
            <text:p>DONE</text:p>
          </table:table-cell>
          <table:table-cell table:style-name="ce220" office:value-type="string" calcext:value-type="string">
            <text:p>teleshow.wp.pl#$#abort-on-property-read prebidConfig.hb</text:p>
          </table:table-cell>
          <table:table-cell table:style-name="ce334" office:value-type="string" calcext:value-type="string">
            <text:p>https://teleshow.wp.pl/bardowscy-z-rolnik-szuka-zony-buduja-dom-anna-byla-przerazona-oknami-6537576931560160a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5" calcext:value-type="float">
            <text:p>15</text:p>
          </table:table-cell>
          <table:table-cell table:style-name="ce220" office:value-type="string" calcext:value-type="string">
            <text:p>teleshow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22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4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25" office:value-type="float" office:value="16" calcext:value-type="float">
            <text:p>16</text:p>
          </table:table-cell>
          <table:table-cell table:style-name="ce334" office:value-type="string" calcext:value-type="string">
            <text:p>pogoda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pogoda.wp.pl#$#abort-on-property-read prebidConfig.config.floorprice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7" calcext:value-type="float">
            <text:p>17</text:p>
          </table:table-cell>
          <table:table-cell table:style-name="ce220" office:value-type="string" calcext:value-type="string">
            <text:p>do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dom.wp.pl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6">
          <table:table-cell table:style-name="ce325" office:value-type="float" office:value="18" calcext:value-type="float">
            <text:p>18</text:p>
          </table:table-cell>
          <table:table-cell table:style-name="ce334" office:value-type="string" calcext:value-type="string">
            <text:p>dom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dom.wp.pl#?#.view-first:-abp-has(a[onclick*="var img = document.createElement('img');"]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9" calcext:value-type="float">
            <text:p>19</text:p>
          </table:table-cell>
          <table:table-cell table:style-name="ce220" office:value-type="string" calcext:value-type="string">
            <text:p>opini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opini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0" calcext:value-type="float">
            <text:p>20</text:p>
          </table:table-cell>
          <table:table-cell table:style-name="ce334" office:value-type="string" calcext:value-type="string">
            <text:p>facet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acet.wp.pl#?#.view-first:-abp-has(a[onclick*="var img = document.createElement('img');"])</text:p>
          </table:table-cell>
          <table:table-cell table:style-name="ce223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1" calcext:value-type="float">
            <text:p>21</text:p>
          </table:table-cell>
          <table:table-cell table:style-name="ce220" office:value-type="string" calcext:value-type="string">
            <text:p>facet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acet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6" office:value-type="float" office:value="22" calcext:value-type="float">
            <text:p>22</text:p>
          </table:table-cell>
          <table:table-cell table:style-name="ce334" office:value-type="string" calcext:value-type="string">
            <text:p>autocentrum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autocentrum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7" office:value-type="float" office:value="23" calcext:value-type="float">
            <text:p>23</text:p>
          </table:table-cell>
          <table:table-cell table:style-name="ce220" office:value-type="string" calcext:value-type="string">
            <text:p>horoskop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horoskop.wp.pl#$#abort-on-property-write rekid</text:p>
          </table:table-cell>
          <table:table-cell table:style-name="ce22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7" office:value-type="float" office:value="24" calcext:value-type="float">
            <text:p>24</text:p>
          </table:table-cell>
          <table:table-cell table:style-name="ce334" office:value-type="string" calcext:value-type="string">
            <text:p>ksiazki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ksiazki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6" office:value-type="float" office:value="25" calcext:value-type="float">
            <text:p>25</text:p>
          </table:table-cell>
          <table:table-cell table:style-name="ce220" office:value-type="string" calcext:value-type="string">
            <text:p>kuchnia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kuchni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6" calcext:value-type="float">
            <text:p>26</text:p>
          </table:table-cell>
          <table:table-cell table:style-name="ce334" office:value-type="string" calcext:value-type="string">
            <text:p>turystyka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urystyka.wp.pl#$#abort-on-property-read pbjsChunk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7" calcext:value-type="float">
            <text:p>27</text:p>
          </table:table-cell>
          <table:table-cell table:style-name="ce220" office:value-type="string" calcext:value-type="string">
            <text:p>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wp.pl##div[id^="Player"] &gt; .npp-container <text:s/>video:not([src^="blob:"])</text:p>
          </table:table-cell>
          <table:table-cell table:style-name="ce220" office:value-type="string" calcext:value-type="string">
            <text:p>all sites – difficult to reproduce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8" calcext:value-type="float">
            <text:p>28</text:p>
          </table:table-cell>
          <table:table-cell table:style-name="ce334" office:value-type="string" calcext:value-type="string">
            <text:p>tech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ech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9" office:value-type="float" office:value="29" calcext:value-type="float">
            <text:p>29</text:p>
          </table:table-cell>
          <table:table-cell table:style-name="ce220" office:value-type="string" calcext:value-type="string">
            <text:p>moto.wp.pl</text:p>
          </table:table-cell>
          <table:table-cell table:style-name="ce336" office:value-type="string" calcext:value-type="string">
            <text:p>DONE</text:p>
          </table:table-cell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9" office:value-type="float" office:value="30" calcext:value-type="float">
            <text:p>30</text:p>
          </table:table-cell>
          <table:table-cell table:style-name="ce334" office:value-type="string" calcext:value-type="string">
            <text:p>kobieta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0" office:value-type="float" office:value="31" calcext:value-type="float">
            <text:p>31</text:p>
          </table:table-cell>
          <table:table-cell table:style-name="ce220" office:value-type="string" calcext:value-type="string">
            <text:p>wiadomosci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1" office:value-type="float" office:value="32" calcext:value-type="float">
            <text:p>32</text:p>
          </table:table-cell>
          <table:table-cell table:style-name="ce334" office:value-type="string" calcext:value-type="string">
            <text:p>pilot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1" office:value-type="float" office:value="33" calcext:value-type="float">
            <text:p>33</text:p>
          </table:table-cell>
          <table:table-cell table:style-name="ce220" office:value-type="string" calcext:value-type="string">
            <text:p>tv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2" office:value-type="float" office:value="34" calcext:value-type="float">
            <text:p>34</text:p>
          </table:table-cell>
          <table:table-cell table:style-name="ce334" office:value-type="string" calcext:value-type="string">
            <text:p>video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5" calcext:value-type="float">
            <text:p>35</text:p>
          </table:table-cell>
          <table:table-cell table:style-name="ce220" office:value-type="string" calcext:value-type="string">
            <text:p>money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ney.pl,moneyv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6" calcext:value-type="float">
            <text:p>36</text:p>
          </table:table-cell>
          <table:table-cell table:style-name="ce334" office:value-type="string" calcext:value-type="string">
            <text:p>moneyv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7" calcext:value-type="float">
            <text:p>37</text:p>
          </table:table-cell>
          <table:table-cell table:style-name="ce220" office:value-type="string" calcext:value-type="string">
            <text:p>finans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to.wp.pl,finans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8" calcext:value-type="float">
            <text:p>38</text:p>
          </table:table-cell>
          <table:table-cell table:style-name="ce334" office:value-type="string" calcext:value-type="string">
            <text:p>moto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9" calcext:value-type="float">
            <text:p>39</text:p>
          </table:table-cell>
          <table:table-cell table:style-name="ce220" office:value-type="string" calcext:value-type="string">
            <text:p>kobieta.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gry.wp.pl,kobiet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0" calcext:value-type="float">
            <text:p>40</text:p>
          </table:table-cell>
          <table:table-cell table:style-name="ce334" office:value-type="string" calcext:value-type="string">
            <text:p>gry.wp.pl</text:p>
          </table:table-cell>
          <table:table-cell table:style-name="ce337" office:value-type="string" calcext:value-type="string">
            <text:p>ACCEPT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1" calcext:value-type="float">
            <text:p>41</text:p>
          </table:table-cell>
          <table:table-cell table:style-name="ce220" office:value-type="string" calcext:value-type="string">
            <text:p>twojeip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`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2" calcext:value-type="float">
            <text:p>42</text:p>
          </table:table-cell>
          <table:table-cell table:style-name="ce334" office:value-type="string" calcext:value-type="string">
            <text:p>parenting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parenting.pl#$#abort-on-property-read slot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3" calcext:value-type="float">
            <text:p>43</text:p>
          </table:table-cell>
          <table:table-cell table:style-name="ce220" office:value-type="string" calcext:value-type="string">
            <text:p>wiadomosci.wp.pl</text:p>
          </table:table-cell>
          <table:table-cell table:style-name="ce336" office:value-type="string" calcext:value-type="string">
            <text:p>ACCEPT</text:p>
          </table:table-cell>
          <table:table-cell table:style-name="ce223" office:value-type="string" calcext:value-type="string">
            <text:p>wiadomosci.wp.pl#$#abort-on-property-read pbjsChunk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4" calcext:value-type="float">
            <text:p>44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5" calcext:value-type="float">
            <text:p>45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6" calcext:value-type="float">
            <text:p>46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7" calcext:value-type="float">
            <text:p>47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8" calcext:value-type="float">
            <text:p>48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9" calcext:value-type="float">
            <text:p>49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50" calcext:value-type="float">
            <text:p>50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51" calcext:value-type="float">
            <text:p>51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to make damag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__advHolder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__wpcd__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kobieta.wp.pl#$#abort-on-property-write __wpjsdebug__</text:p>
          </table:table-cell>
          <table:table-cell table:style-name="ce223" office:value-type="string" calcext:value-type="string">
            <text:p>kobieta.wp.pl#$#abort-on-property-read __wpjsdebug__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__wpAp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rekid</text:p>
          </table:table-cell>
          <table:table-cell table:number-columns-repeated="102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246"/>
        <table:table-column table:style-name="co15" table:visibility="collapse" table:default-cell-style-name="ce246"/>
        <table:table-column table:style-name="co21" table:default-cell-style-name="ce246"/>
        <table:table-column table:style-name="co22" table:default-cell-style-name="ce246"/>
        <table:table-column table:style-name="co23" table:default-cell-style-name="ce246"/>
        <table:table-column table:style-name="co24" table:default-cell-style-name="ce386"/>
        <table:table-column table:style-name="co25" table:default-cell-style-name="ce246"/>
        <table:table-column table:style-name="co12" table:number-columns-repeated="1017" table:default-cell-style-name="ce246"/>
        <table:table-row table:style-name="ro1">
          <table:table-cell table:style-name="ce342"/>
          <table:table-cell table:style-name="ce347"/>
          <table:table-cell table:style-name="ce347" office:value-type="string" calcext:value-type="string">
            <text:p>site</text:p>
          </table:table-cell>
          <table:table-cell table:style-name="ce347" office:value-type="string" calcext:value-type="string">
            <text:p>status</text:p>
          </table:table-cell>
          <table:table-cell table:style-name="ce347" office:value-type="string" calcext:value-type="string">
            <text:p>filter</text:p>
          </table:table-cell>
          <table:table-cell table:style-name="ce380" office:value-type="string" calcext:value-type="string">
            <text:p>reason</text:p>
          </table:table-cell>
          <table:table-cell table:style-name="ce387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43" office:value-type="float" office:value="1" calcext:value-type="float">
            <text:p>1</text:p>
          </table:table-cell>
          <table:table-cell table:style-name="ce348" table:formula="of:=RIGHT([.C2];LEN([.C2])-FIND(&quot;.&quot;;[.C2]))" office:value-type="string" office:string-value="com" calcext:value-type="string">
            <text:p>com</text:p>
          </table:table-cell>
          <table:table-cell table:style-name="ce351" office:value-type="string" calcext:value-type="string">
            <text:p>nerwica.com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" calcext:value-type="float">
            <text:p>2</text:p>
          </table:table-cell>
          <table:table-cell table:style-name="ce349" table:formula="of:=RIGHT([.C3];LEN([.C3])-FIND(&quot;.&quot;;[.C3]))" office:value-type="string" office:string-value="fm" calcext:value-type="string">
            <text:p>fm</text:p>
          </table:table-cell>
          <table:table-cell table:style-name="ce335" office:value-type="string" calcext:value-type="string">
            <text:p>open.f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" calcext:value-type="float">
            <text:p>3</text:p>
          </table:table-cell>
          <table:table-cell table:style-name="ce348" table:formula="of:=RIGHT([.C4];LEN([.C4])-FIND(&quot;.&quot;;[.C4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direct.money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" calcext:value-type="float">
            <text:p>4</text:p>
          </table:table-cell>
          <table:table-cell table:style-name="ce349" table:formula="of:=RIGHT([.C5];LEN([.C5])-FIND(&quot;.&quot;;[.C5]))" office:value-type="string" office:string-value="money.pl" calcext:value-type="string">
            <text:p>money.pl</text:p>
          </table:table-cell>
          <table:table-cell table:style-name="ce335" office:value-type="string" calcext:value-type="string">
            <text:p>praca.mone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" calcext:value-type="float">
            <text:p>5</text:p>
          </table:table-cell>
          <table:table-cell table:style-name="ce348" table:formula="of:=RIGHT([.C6];LEN([.C6])-FIND(&quot;.&quot;;[.C6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prawo.money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381"/>
          <table:table-cell table:style-name="ce388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345" office:value-type="float" office:value="6" calcext:value-type="float">
            <text:p>6</text:p>
          </table:table-cell>
          <table:table-cell table:style-name="ce349" table:formula="of:=RIGHT([.C7];LEN([.C7])-FIND(&quot;.&quot;;[.C7]))" office:value-type="string" office:string-value="o2.pl" calcext:value-type="string">
            <text:p>o2.pl</text:p>
          </table:table-cell>
          <table:table-cell table:style-name="ce335" office:value-type="string" calcext:value-type="string">
            <text:p>poczta.o2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" calcext:value-type="float">
            <text:p>7</text:p>
          </table:table-cell>
          <table:table-cell table:style-name="ce348" table:formula="of:=RIGHT([.C8];LEN([.C8])-FIND(&quot;.&quot;;[.C8]))" office:value-type="string" office:string-value="pl" calcext:value-type="string">
            <text:p>pl</text:p>
          </table:table-cell>
          <table:table-cell table:style-name="ce351" office:value-type="string" calcext:value-type="string">
            <text:p>abczdrowie.pl</text:p>
          </table:table-cell>
          <table:table-cell table:style-name="ce358" office:value-type="string" calcext:value-type="string">
            <text:p>ADVERT</text:p>
          </table:table-cell>
          <table:table-cell table:style-name="ce351" office:value-type="string" calcext:value-type="string">
            <text:p>https://zywienie.abczdrowie.pl/kolendra-wlasciwosci-odzywcze-zastosowanie</text:p>
          </table:table-cell>
          <table:table-cell table:style-name="ce381" office:value-type="string" calcext:value-type="string">
            <text:p>.contentstream-bar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" calcext:value-type="float">
            <text:p>8</text:p>
          </table:table-cell>
          <table:table-cell table:style-name="ce349" table:formula="of:=RIGHT([.C9];LEN([.C9])-FIND(&quot;.&quot;;[.C9]))" office:value-type="string" office:string-value="pl" calcext:value-type="string">
            <text:p>pl</text:p>
          </table:table-cell>
          <table:table-cell table:style-name="ce335" office:value-type="string" calcext:value-type="string">
            <text:p>autokult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" calcext:value-type="float">
            <text:p>9</text:p>
          </table:table-cell>
          <table:table-cell table:style-name="ce348" table:formula="of:=RIGHT([.C10];LEN([.C10])-FIND(&quot;.&quot;;[.C10]))" office:value-type="string" office:string-value="pl" calcext:value-type="string">
            <text:p>pl</text:p>
          </table:table-cell>
          <table:table-cell table:style-name="ce351" office:value-type="string" calcext:value-type="string">
            <text:p>bloog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0" calcext:value-type="float">
            <text:p>10</text:p>
          </table:table-cell>
          <table:table-cell table:style-name="ce349" table:formula="of:=RIGHT([.C11];LEN([.C11])-FIND(&quot;.&quot;;[.C11]))" office:value-type="string" office:string-value="com" calcext:value-type="string">
            <text:p>com</text:p>
          </table:table-cell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1" calcext:value-type="float">
            <text:p>11</text:p>
          </table:table-cell>
          <table:table-cell table:style-name="ce348" table:formula="of:=RIGHT([.C12];LEN([.C12])-FIND(&quot;.&quot;;[.C12]))" office:value-type="string" office:string-value="pl" calcext:value-type="string">
            <text:p>pl</text:p>
          </table:table-cell>
          <table:table-cell table:style-name="ce222" office:value-type="string" calcext:value-type="string">
            <text:p>docelu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2" calcext:value-type="float">
            <text:p>12</text:p>
          </table:table-cell>
          <table:table-cell table:style-name="ce349" table:formula="of:=RIGHT([.C13];LEN([.C13])-FIND(&quot;.&quot;;[.C13]))" office:value-type="string" office:string-value="pl" calcext:value-type="string">
            <text:p>pl</text:p>
          </table:table-cell>
          <table:table-cell table:style-name="ce335" office:value-type="string" calcext:value-type="string">
            <text:p>domodi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3" calcext:value-type="float">
            <text:p>13</text:p>
          </table:table-cell>
          <table:table-cell table:style-name="ce348" table:formula="of:=RIGHT([.C14];LEN([.C14])-FIND(&quot;.&quot;;[.C14]))" office:value-type="string" office:string-value="pl" calcext:value-type="string">
            <text:p>pl</text:p>
          </table:table-cell>
          <table:table-cell table:style-name="ce351" office:value-type="string" calcext:value-type="string">
            <text:p>echirurgia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4" calcext:value-type="float">
            <text:p>14</text:p>
          </table:table-cell>
          <table:table-cell table:style-name="ce349" table:formula="of:=RIGHT([.C15];LEN([.C15])-FIND(&quot;.&quot;;[.C15]))" office:value-type="string" office:string-value="pl" calcext:value-type="string">
            <text:p>pl</text:p>
          </table:table-cell>
          <table:table-cell table:style-name="ce335" office:value-type="string" calcext:value-type="string">
            <text:p>gadzetoman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5" calcext:value-type="float">
            <text:p>15</text:p>
          </table:table-cell>
          <table:table-cell table:style-name="ce348" table:formula="of:=RIGHT([.C16];LEN([.C16])-FIND(&quot;.&quot;;[.C16]))" office:value-type="string" office:string-value="pl" calcext:value-type="string">
            <text:p>pl</text:p>
          </table:table-cell>
          <table:table-cell table:style-name="ce351" office:value-type="string" calcext:value-type="string">
            <text:p>homebook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6" calcext:value-type="float">
            <text:p>16</text:p>
          </table:table-cell>
          <table:table-cell table:style-name="ce349" table:formula="of:=RIGHT([.C17];LEN([.C17])-FIND(&quot;.&quot;;[.C17]))" office:value-type="string" office:string-value="pl" calcext:value-type="string">
            <text:p>pl</text:p>
          </table:table-cell>
          <table:table-cell table:style-name="ce335" office:value-type="string" calcext:value-type="string">
            <text:p>kafeter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7" calcext:value-type="float">
            <text:p>17</text:p>
          </table:table-cell>
          <table:table-cell table:style-name="ce348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351" office:value-type="string" calcext:value-type="string">
            <text:p>forum.kafeteria.pl</text:p>
          </table:table-cell>
          <table:table-cell table:style-name="ce360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8" calcext:value-type="float">
            <text:p>18</text:p>
          </table:table-cell>
          <table:table-cell table:style-name="ce349" table:formula="of:=RIGHT([.C19];LEN([.C19])-FIND(&quot;.&quot;;[.C19]))" office:value-type="string" office:string-value="pl" calcext:value-type="string">
            <text:p>pl</text:p>
          </table:table-cell>
          <table:table-cell table:style-name="ce335" office:value-type="string" calcext:value-type="string">
            <text:p>kardiolo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9" calcext:value-type="float">
            <text:p>19</text:p>
          </table:table-cell>
          <table:table-cell table:style-name="ce348" table:formula="of:=RIGHT([.C20];LEN([.C20])-FIND(&quot;.&quot;;[.C20]))" office:value-type="string" office:string-value="pl" calcext:value-type="string">
            <text:p>pl</text:p>
          </table:table-cell>
          <table:table-cell table:style-name="ce351" office:value-type="string" calcext:value-type="string">
            <text:p>komorkoman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0" calcext:value-type="float">
            <text:p>20</text:p>
          </table:table-cell>
          <table:table-cell table:style-name="ce349" table:formula="of:=RIGHT([.C21];LEN([.C21])-FIND(&quot;.&quot;;[.C21]))" office:value-type="string" office:string-value="pl" calcext:value-type="string">
            <text:p>pl</text:p>
          </table:table-cell>
          <table:table-cell table:style-name="ce335" office:value-type="string" calcext:value-type="string">
            <text:p>kowbojki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1" calcext:value-type="float">
            <text:p>21</text:p>
          </table:table-cell>
          <table:table-cell table:style-name="ce348" table:formula="of:=RIGHT([.C22];LEN([.C22])-FIND(&quot;.&quot;;[.C22]))" office:value-type="string" office:string-value="pl" calcext:value-type="string">
            <text:p>pl</text:p>
          </table:table-cell>
          <table:table-cell table:style-name="ce351" office:value-type="string" calcext:value-type="string">
            <text:p>luxlux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2" calcext:value-type="float">
            <text:p>22</text:p>
          </table:table-cell>
          <table:table-cell table:style-name="ce349" table:formula="of:=RIGHT([.C23];LEN([.C23])-FIND(&quot;.&quot;;[.C23]))" office:value-type="string" office:string-value="pl" calcext:value-type="string">
            <text:p>pl</text:p>
          </table:table-cell>
          <table:table-cell table:style-name="ce335" office:value-type="string" calcext:value-type="string">
            <text:p>medycyna24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3" calcext:value-type="float">
            <text:p>23</text:p>
          </table:table-cell>
          <table:table-cell table:style-name="ce348" table:formula="of:=RIGHT([.C24];LEN([.C24])-FIND(&quot;.&quot;;[.C24]))" office:value-type="string" office:string-value="pl" calcext:value-type="string">
            <text:p>pl</text:p>
          </table:table-cell>
          <table:table-cell table:style-name="ce351" office:value-type="string" calcext:value-type="string">
            <text:p>o2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4" calcext:value-type="float">
            <text:p>24</text:p>
          </table:table-cell>
          <table:table-cell table:style-name="ce349" table:formula="of:=RIGHT([.C25];LEN([.C25])-FIND(&quot;.&quot;;[.C25]))" office:value-type="string" office:string-value="pl" calcext:value-type="string">
            <text:p>pl</text:p>
          </table:table-cell>
          <table:table-cell table:style-name="ce335" office:value-type="string" calcext:value-type="string">
            <text:p>parenting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https://parenting.pl/baby-blues-nie-boj-sie-prosic-o-wsparcie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5" calcext:value-type="float">
            <text:p>25</text:p>
          </table:table-cell>
          <table:table-cell table:style-name="ce348" table:formula="of:=RIGHT([.C26];LEN([.C26])-FIND(&quot;.&quot;;[.C26]))" office:value-type="string" office:string-value="pl" calcext:value-type="string">
            <text:p>pl</text:p>
          </table:table-cell>
          <table:table-cell table:style-name="ce351" office:value-type="string" calcext:value-type="string">
            <text:p>pinger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6" calcext:value-type="float">
            <text:p>26</text:p>
          </table:table-cell>
          <table:table-cell table:style-name="ce349" table:formula="of:=RIGHT([.C27];LEN([.C27])-FIND(&quot;.&quot;;[.C27]))" office:value-type="string" office:string-value="pl" calcext:value-type="string">
            <text:p>pl</text:p>
          </table:table-cell>
          <table:table-cell table:style-name="ce335" office:value-type="string" calcext:value-type="string">
            <text:p>pogodni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7" calcext:value-type="float">
            <text:p>27</text:p>
          </table:table-cell>
          <table:table-cell table:style-name="ce348" table:formula="of:=RIGHT([.C28];LEN([.C28])-FIND(&quot;.&quot;;[.C28]))" office:value-type="string" office:string-value="pl" calcext:value-type="string">
            <text:p>pl</text:p>
          </table:table-cell>
          <table:table-cell table:style-name="ce351" office:value-type="string" calcext:value-type="string">
            <text:p>pudelek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 office:value-type="string" calcext:value-type="string">
            <text:p>broken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8" calcext:value-type="float">
            <text:p>28</text:p>
          </table:table-cell>
          <table:table-cell table:style-name="ce349" table:formula="of:=RIGHT([.C29];LEN([.C29])-FIND(&quot;.&quot;;[.C29]))" office:value-type="string" office:string-value="pl" calcext:value-type="string">
            <text:p>pl</text:p>
          </table:table-cell>
          <table:table-cell table:style-name="ce335" office:value-type="string" calcext:value-type="string">
            <text:p>samos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9" calcext:value-type="float">
            <text:p>29</text:p>
          </table:table-cell>
          <table:table-cell table:style-name="ce348" table:formula="of:=RIGHT([.C30];LEN([.C30])-FIND(&quot;.&quot;;[.C30]))" office:value-type="string" office:string-value="pl" calcext:value-type="string">
            <text:p>pl</text:p>
          </table:table-cell>
          <table:table-cell table:style-name="ce351" office:value-type="string" calcext:value-type="string">
            <text:p>smaczneblogi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0" calcext:value-type="float">
            <text:p>30</text:p>
          </table:table-cell>
          <table:table-cell table:style-name="ce349" table:formula="of:=RIGHT([.C31];LEN([.C31])-FIND(&quot;.&quot;;[.C31]))" office:value-type="string" office:string-value="pl" calcext:value-type="string">
            <text:p>pl</text:p>
          </table:table-cell>
          <table:table-cell table:style-name="ce335" office:value-type="string" calcext:value-type="string">
            <text:p>smog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1" calcext:value-type="float">
            <text:p>31</text:p>
          </table:table-cell>
          <table:table-cell table:style-name="ce348" table:formula="of:=RIGHT([.C32];LEN([.C32])-FIND(&quot;.&quot;;[.C32]))" office:value-type="string" office:string-value="pl" calcext:value-type="string">
            <text:p>pl</text:p>
          </table:table-cell>
          <table:table-cell table:style-name="ce351" office:value-type="string" calcext:value-type="string">
            <text:p>snobka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2" calcext:value-type="float">
            <text:p>32</text:p>
          </table:table-cell>
          <table:table-cell table:style-name="ce349" table:formula="of:=RIGHT([.C33];LEN([.C33])-FIND(&quot;.&quot;;[.C33]))" office:value-type="string" office:string-value="pl" calcext:value-type="string">
            <text:p>pl</text:p>
          </table:table-cell>
          <table:table-cell table:style-name="ce335" office:value-type="string" calcext:value-type="string">
            <text:p>testwiedz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3" calcext:value-type="float">
            <text:p>33</text:p>
          </table:table-cell>
          <table:table-cell table:style-name="ce348" table:formula="of:=RIGHT([.C34];LEN([.C34])-FIND(&quot;.&quot;;[.C34]))" office:value-type="string" office:string-value="pl" calcext:value-type="string">
            <text:p>pl</text:p>
          </table:table-cell>
          <table:table-cell table:style-name="ce353" office:value-type="string" calcext:value-type="string">
            <text:p>wakacje.pl</text:p>
          </table:table-cell>
          <table:table-cell table:style-name="ce361" office:value-type="string" calcext:value-type="string">
            <text:p>NO ADS BY DEFAULT</text:p>
          </table:table-cell>
          <table:table-cell table:style-name="ce353"/>
          <table:table-cell table:style-name="ce383"/>
          <table:table-cell table:style-name="ce390"/>
          <table:table-cell table:number-columns-repeated="1017"/>
        </table:table-row>
        <table:table-row table:style-name="ro1">
          <table:table-cell table:style-name="ce345" office:value-type="float" office:value="34" calcext:value-type="float">
            <text:p>34</text:p>
          </table:table-cell>
          <table:table-cell table:style-name="ce349" table:formula="of:=RIGHT([.C35];LEN([.C35])-FIND(&quot;.&quot;;[.C3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bilety24.wp.pl</text:p>
          </table:table-cell>
          <table:table-cell table:style-name="ce362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5" calcext:value-type="float">
            <text:p>35</text:p>
          </table:table-cell>
          <table:table-cell table:style-name="ce348" table:formula="of:=RIGHT([.C36];LEN([.C36])-FIND(&quot;.&quot;;[.C3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centralagier.wp.pl</text:p>
          </table:table-cell>
          <table:table-cell table:style-name="ce363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6" calcext:value-type="float">
            <text:p>36</text:p>
          </table:table-cell>
          <table:table-cell table:style-name="ce349" table:formula="of:=RIGHT([.C37];LEN([.C37])-FIND(&quot;.&quot;;[.C3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ie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7" calcext:value-type="float">
            <text:p>37</text:p>
          </table:table-cell>
          <table:table-cell table:style-name="ce348" table:formula="of:=RIGHT([.C38];LEN([.C38])-FIND(&quot;.&quot;;[.C3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dlaprasy.wp.pl</text:p>
          </table:table-cell>
          <table:table-cell table:style-name="ce364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8" calcext:value-type="float">
            <text:p>38</text:p>
          </table:table-cell>
          <table:table-cell table:style-name="ce349" table:formula="of:=RIGHT([.C39];LEN([.C39])-FIND(&quot;.&quot;;[.C3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lugi.wp.pl</text:p>
          </table:table-cell>
          <table:table-cell table:style-name="ce365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9" calcext:value-type="float">
            <text:p>39</text:p>
          </table:table-cell>
          <table:table-cell table:style-name="ce348" table:formula="of:=RIGHT([.C40];LEN([.C40])-FIND(&quot;.&quot;;[.C4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dom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0" calcext:value-type="float">
            <text:p>40</text:p>
          </table:table-cell>
          <table:table-cell table:style-name="ce349" table:formula="of:=RIGHT([.C41];LEN([.C41])-FIND(&quot;.&quot;;[.C4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ziejesie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1" calcext:value-type="float">
            <text:p>41</text:p>
          </table:table-cell>
          <table:table-cell table:style-name="ce348" table:formula="of:=RIGHT([.C42];LEN([.C42])-FIND(&quot;.&quot;;[.C4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acet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2" calcext:value-type="float">
            <text:p>42</text:p>
          </table:table-cell>
          <table:table-cell table:style-name="ce349" table:formula="of:=RIGHT([.C43];LEN([.C43])-FIND(&quot;.&quot;;[.C4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film.wp.pl</text:p>
          </table:table-cell>
          <table:table-cell table:style-name="ce366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3" calcext:value-type="float">
            <text:p>43</text:p>
          </table:table-cell>
          <table:table-cell table:style-name="ce348" table:formula="of:=RIGHT([.C44];LEN([.C44])-FIND(&quot;.&quot;;[.C4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inanse.wp.pl</text:p>
          </table:table-cell>
          <table:table-cell table:style-name="ce367" office:value-type="string" calcext:value-type="string">
            <text:p>TO SUBMIT</text:p>
          </table:table-cell>
          <table:table-cell table:style-name="ce351" office:value-type="string" calcext:value-type="string">
            <text:p>FIX AGAIN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4" calcext:value-type="float">
            <text:p>44</text:p>
          </table:table-cell>
          <table:table-cell table:style-name="ce349" table:formula="of:=RIGHT([.C45];LEN([.C45])-FIND(&quot;.&quot;;[.C4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ry.wp.pl</text:p>
          </table:table-cell>
          <table:table-cell table:style-name="ce368" office:value-type="string" calcext:value-type="string">
            <text:p>TO SUBMI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5" calcext:value-type="float">
            <text:p>45</text:p>
          </table:table-cell>
          <table:table-cell table:style-name="ce348" table:formula="of:=RIGHT([.C46];LEN([.C46])-FIND(&quot;.&quot;;[.C4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gryonlin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6" calcext:value-type="float">
            <text:p>46</text:p>
          </table:table-cell>
          <table:table-cell table:style-name="ce349" table:formula="of:=RIGHT([.C47];LEN([.C47])-FIND(&quot;.&quot;;[.C4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wiazdy.wp.pl</text:p>
          </table:table-cell>
          <table:table-cell table:style-name="ce369" office:value-type="string" calcext:value-type="string">
            <text:p>ADVERT</text:p>
          </table:table-cell>
          <table:table-cell table:style-name="ce335" office:value-type="string" calcext:value-type="string">
            <text:p>https://gwiazdy.wp.pl/renata-kaczoruk-znowu-zaskakuje-pokazala-odwazne-zdjecia-6547894606838400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7" calcext:value-type="float">
            <text:p>47</text:p>
          </table:table-cell>
          <table:table-cell table:style-name="ce348" table:formula="of:=RIGHT([.C48];LEN([.C48])-FIND(&quot;.&quot;;[.C4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holding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8" calcext:value-type="float">
            <text:p>48</text:p>
          </table:table-cell>
          <table:table-cell table:style-name="ce349" table:formula="of:=RIGHT([.C49];LEN([.C49])-FIND(&quot;.&quot;;[.C4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horoskop.wp.pl</text:p>
          </table:table-cell>
          <table:table-cell table:style-name="ce370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9" calcext:value-type="float">
            <text:p>49</text:p>
          </table:table-cell>
          <table:table-cell table:style-name="ce348" table:formula="of:=RIGHT([.C50];LEN([.C50])-FIND(&quot;.&quot;;[.C5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obieta.wp.pl</text:p>
          </table:table-cell>
          <table:table-cell table:style-name="ce358" office:value-type="string" calcext:value-type="string">
            <text:p>TO SUBMI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0" calcext:value-type="float">
            <text:p>50</text:p>
          </table:table-cell>
          <table:table-cell table:style-name="ce349" table:formula="of:=RIGHT([.C51];LEN([.C51])-FIND(&quot;.&quot;;[.C5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ksiazki.wp.pl</text:p>
          </table:table-cell>
          <table:table-cell table:style-name="ce371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1" calcext:value-type="float">
            <text:p>51</text:p>
          </table:table-cell>
          <table:table-cell table:style-name="ce348" table:formula="of:=RIGHT([.C52];LEN([.C52])-FIND(&quot;.&quot;;[.C5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uchni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2" calcext:value-type="float">
            <text:p>52</text:p>
          </table:table-cell>
          <table:table-cell table:style-name="ce349" table:formula="of:=RIGHT([.C53];LEN([.C53])-FIND(&quot;.&quot;;[.C5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agazyn.wp.pl</text:p>
          </table:table-cell>
          <table:table-cell table:style-name="ce372" office:value-type="string" calcext:value-type="string">
            <text:p>Anti-adblock 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3" calcext:value-type="float">
            <text:p>53</text:p>
          </table:table-cell>
          <table:table-cell table:style-name="ce348" table:formula="of:=RIGHT([.C54];LEN([.C54])-FIND(&quot;.&quot;;[.C5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morizon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4" calcext:value-type="float">
            <text:p>54</text:p>
          </table:table-cell>
          <table:table-cell table:style-name="ce349" table:formula="of:=RIGHT([.C55];LEN([.C55])-FIND(&quot;.&quot;;[.C5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oto.wp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FIX AGAIN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5" calcext:value-type="float">
            <text:p>55</text:p>
          </table:table-cell>
          <table:table-cell table:style-name="ce348" table:formula="of:=RIGHT([.C56];LEN([.C56])-FIND(&quot;.&quot;;[.C5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nocowani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6" calcext:value-type="float">
            <text:p>56</text:p>
          </table:table-cell>
          <table:table-cell table:style-name="ce349" table:formula="of:=RIGHT([.C57];LEN([.C57])-FIND(&quot;.&quot;;[.C5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opinie.wp.pl</text:p>
          </table:table-cell>
          <table:table-cell table:style-name="ce359" office:value-type="string" calcext:value-type="string">
            <text:p>ADVERT</text:p>
          </table:table-cell>
          <table:table-cell table:style-name="ce335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7" calcext:value-type="float">
            <text:p>57</text:p>
          </table:table-cell>
          <table:table-cell table:style-name="ce348" table:formula="of:=RIGHT([.C58];LEN([.C58])-FIND(&quot;.&quot;;[.C5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pilot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8" calcext:value-type="float">
            <text:p>58</text:p>
          </table:table-cell>
          <table:table-cell table:style-name="ce349" table:formula="of:=RIGHT([.C59];LEN([.C59])-FIND(&quot;.&quot;;[.C5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oczta.wp.pl</text:p>
          </table:table-cell>
          <table:table-cell table:style-name="ce373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9" calcext:value-type="float">
            <text:p>59</text:p>
          </table:table-cell>
          <table:table-cell table:style-name="ce348" table:formula="of:=RIGHT([.C60];LEN([.C60])-FIND(&quot;.&quot;;[.C6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pogod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0" calcext:value-type="float">
            <text:p>60</text:p>
          </table:table-cell>
          <table:table-cell table:style-name="ce349" table:formula="of:=RIGHT([.C61];LEN([.C61])-FIND(&quot;.&quot;;[.C6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rofil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1" calcext:value-type="float">
            <text:p>61</text:p>
          </table:table-cell>
          <table:table-cell table:style-name="ce348" table:formula="of:=RIGHT([.C62];LEN([.C62])-FIND(&quot;.&quot;;[.C6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adar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2" calcext:value-type="float">
            <text:p>62</text:p>
          </table:table-cell>
          <table:table-cell table:style-name="ce349" table:formula="of:=RIGHT([.C63];LEN([.C63])-FIND(&quot;.&quot;;[.C63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reklam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3" calcext:value-type="float">
            <text:p>63</text:p>
          </table:table-cell>
          <table:table-cell table:style-name="ce348" table:formula="of:=RIGHT([.C64];LEN([.C64])-FIND(&quot;.&quot;;[.C6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ekrutacja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4" calcext:value-type="float">
            <text:p>64</text:p>
          </table:table-cell>
          <table:table-cell table:style-name="ce349" table:formula="of:=RIGHT([.C65];LEN([.C65])-FIND(&quot;.&quot;;[.C6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sportowefak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5" calcext:value-type="float">
            <text:p>65</text:p>
          </table:table-cell>
          <table:table-cell table:style-name="ce348" table:formula="of:=RIGHT([.C66];LEN([.C66])-FIND(&quot;.&quot;;[.C6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arginamedal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6" calcext:value-type="float">
            <text:p>66</text:p>
          </table:table-cell>
          <table:table-cell table:style-name="ce349" table:formula="of:=RIGHT([.C67];LEN([.C67])-FIND(&quot;.&quot;;[.C6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ch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7" calcext:value-type="float">
            <text:p>67</text:p>
          </table:table-cell>
          <table:table-cell table:style-name="ce348" table:formula="of:=RIGHT([.C68];LEN([.C68])-FIND(&quot;.&quot;;[.C6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eleshow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8" calcext:value-type="float">
            <text:p>68</text:p>
          </table:table-cell>
          <table:table-cell table:style-name="ce349" table:formula="of:=RIGHT([.C69];LEN([.C69])-FIND(&quot;.&quot;;[.C6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lewizj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9" calcext:value-type="float">
            <text:p>69</text:p>
          </table:table-cell>
          <table:table-cell table:style-name="ce348" table:formula="of:=RIGHT([.C70];LEN([.C70])-FIND(&quot;.&quot;;[.C70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urystyka.wp.pl</text:p>
          </table:table-cell>
          <table:table-cell table:style-name="ce374" office:value-type="string" calcext:value-type="string">
            <text:p>ADVERT</text:p>
          </table:table-cell>
          <table:table-cell table:style-name="ce351" office:value-type="string" calcext:value-type="string">
            <text:p>https://turystyka.wp.pl/kruszyniany-zobacz-jak-wyglada-najbardziej-tatarska-wies-w-polsce-6547891877926529v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0" calcext:value-type="float">
            <text:p>70</text:p>
          </table:table-cell>
          <table:table-cell table:style-name="ce349" table:formula="of:=RIGHT([.C71];LEN([.C71])-FIND(&quot;.&quot;;[.C71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v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1" calcext:value-type="float">
            <text:p>71</text:p>
          </table:table-cell>
          <table:table-cell table:style-name="ce348" table:formula="of:=RIGHT([.C72];LEN([.C72])-FIND(&quot;.&quot;;[.C72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wojeip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2" calcext:value-type="float">
            <text:p>72</text:p>
          </table:table-cell>
          <table:table-cell table:style-name="ce349" table:formula="of:=RIGHT([.C73];LEN([.C73])-FIND(&quot;.&quot;;[.C7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typer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3" calcext:value-type="float">
            <text:p>73</text:p>
          </table:table-cell>
          <table:table-cell table:style-name="ce348" table:formula="of:=RIGHT([.C74];LEN([.C74])-FIND(&quot;.&quot;;[.C7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video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4" calcext:value-type="float">
            <text:p>74</text:p>
          </table:table-cell>
          <table:table-cell table:style-name="ce349" table:formula="of:=RIGHT([.C75];LEN([.C75])-FIND(&quot;.&quot;;[.C7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wawalove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5" calcext:value-type="float">
            <text:p>75</text:p>
          </table:table-cell>
          <table:table-cell table:style-name="ce348" table:formula="of:=RIGHT([.C76];LEN([.C76])-FIND(&quot;.&quot;;[.C7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wiadomosci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6" calcext:value-type="float">
            <text:p>76</text:p>
          </table:table-cell>
          <table:table-cell table:style-name="ce349" table:formula="of:=RIGHT([.C77];LEN([.C77])-FIND(&quot;.&quot;;[.C77]))" office:value-type="string" office:string-value="wp.pl" calcext:value-type="string">
            <text:p>wp.pl</text:p>
          </table:table-cell>
          <table:table-cell table:style-name="ce356" office:value-type="string" calcext:value-type="string">
            <text:p>www.wp.pl</text:p>
          </table:table-cell>
          <table:table-cell table:style-name="ce375" office:value-type="string" calcext:value-type="string">
            <text:p>OK</text:p>
          </table:table-cell>
          <table:table-cell table:style-name="ce356"/>
          <table:table-cell table:style-name="ce384"/>
          <table:table-cell table:style-name="ce391"/>
          <table:table-cell table:number-columns-repeated="1017"/>
        </table:table-row>
        <table:table-row table:style-name="ro1">
          <table:table-cell table:style-name="ce343" office:value-type="float" office:value="77" calcext:value-type="float">
            <text:p>77</text:p>
          </table:table-cell>
          <table:table-cell table:style-name="ce351"/>
          <table:table-cell table:style-name="ce222" office:value-type="string" calcext:value-type="string">
            <text:p>autocentrum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8" calcext:value-type="float">
            <text:p>78</text:p>
          </table:table-cell>
          <table:table-cell table:style-name="ce335"/>
          <table:table-cell table:style-name="ce335" office:value-type="string" calcext:value-type="string">
            <text:p>easygo.pl</text:p>
          </table:table-cell>
          <table:table-cell table:style-name="ce376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9" calcext:value-type="float">
            <text:p>79</text:p>
          </table:table-cell>
          <table:table-cell table:style-name="ce351"/>
          <table:table-cell table:style-name="ce222" office:value-type="string" calcext:value-type="string">
            <text:p>hotmoney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0" calcext:value-type="float">
            <text:p>80</text:p>
          </table:table-cell>
          <table:table-cell table:style-name="ce335"/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1" calcext:value-type="float">
            <text:p>81</text:p>
          </table:table-cell>
          <table:table-cell table:style-name="ce351"/>
          <table:table-cell table:style-name="ce222" office:value-type="string" calcext:value-type="string">
            <text:p>inwestycj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2" calcext:value-type="float">
            <text:p>82</text:p>
          </table:table-cell>
          <table:table-cell table:style-name="ce335"/>
          <table:table-cell table:style-name="ce335" office:value-type="string" calcext:value-type="string">
            <text:p>kantory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3" calcext:value-type="float">
            <text:p>83</text:p>
          </table:table-cell>
          <table:table-cell table:style-name="ce335"/>
          <table:table-cell table:style-name="ce222" office:value-type="string" calcext:value-type="string">
            <text:p>komediowo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4" calcext:value-type="float">
            <text:p>84</text:p>
          </table:table-cell>
          <table:table-cell table:style-name="ce335"/>
          <table:table-cell table:style-name="ce335" office:value-type="string" calcext:value-type="string">
            <text:p>mojeauto.pl</text:p>
          </table:table-cell>
          <table:table-cell table:style-name="ce359" office:value-type="string" calcext:value-type="string">
            <text:p>OK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5" calcext:value-type="float">
            <text:p>85</text:p>
          </table:table-cell>
          <table:table-cell table:style-name="ce335"/>
          <table:table-cell table:style-name="ce222" office:value-type="string" calcext:value-type="string">
            <text:p>nasygnal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6" calcext:value-type="float">
            <text:p>86</text:p>
          </table:table-cell>
          <table:table-cell table:style-name="ce335"/>
          <table:table-cell table:style-name="ce335" office:value-type="string" calcext:value-type="string">
            <text:p>niewiarygodn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7" calcext:value-type="float">
            <text:p>87</text:p>
          </table:table-cell>
          <table:table-cell table:style-name="ce335"/>
          <table:table-cell table:style-name="ce335" office:value-type="string" calcext:value-type="string">
            <text:p>odkrywc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8" calcext:value-type="float">
            <text:p>88</text:p>
          </table:table-cell>
          <table:table-cell table:style-name="ce335"/>
          <table:table-cell table:style-name="ce222" office:value-type="string" calcext:value-type="string">
            <text:p>sfor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9" calcext:value-type="float">
            <text:p>89</text:p>
          </table:table-cell>
          <table:table-cell table:style-name="ce335"/>
          <table:table-cell table:style-name="ce222" office:value-type="string" calcext:value-type="string">
            <text:p>fotoblog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0" calcext:value-type="float">
            <text:p>90</text:p>
          </table:table-cell>
          <table:table-cell table:style-name="ce335"/>
          <table:table-cell table:style-name="ce335" office:value-type="string" calcext:value-type="string">
            <text:p>moneyv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1" calcext:value-type="float">
            <text:p>91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2" calcext:value-type="float">
            <text:p>92</text:p>
          </table:table-cell>
          <table:table-cell table:style-name="ce351"/>
          <table:table-cell table:style-name="ce335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3" calcext:value-type="float">
            <text:p>93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4" calcext:value-type="float">
            <text:p>94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5" calcext:value-type="float">
            <text:p>95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6" calcext:value-type="float">
            <text:p>96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7" calcext:value-type="float">
            <text:p>97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8" calcext:value-type="float">
            <text:p>98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9" calcext:value-type="float">
            <text:p>99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/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6"/>
          <table:table-cell table:style-name="ce352"/>
          <table:table-cell table:style-name="ce357" office:value-type="string" calcext:value-type="string">
            <text:p>COVER </text:p>
          </table:table-cell>
          <table:table-cell table:style-name="ce377" table:formula="of:=(COUNTIF([.D2:.D101];&quot;OK&quot;)+COUNTIF([.D2:.D101];&quot;NO ADS BY DEFAULT&quot;))/COUNTIF([.D2:.D101];&quot;*&quot;)" office:value-type="percentage" office:value="0.788888888888889" calcext:value-type="percentage">
            <text:p>78.89%</text:p>
          </table:table-cell>
          <table:table-cell table:style-name="ce379"/>
          <table:table-cell table:style-name="ce385" office:value-type="string" calcext:value-type="string">
            <text:p><text:s/>CONFIRMED ADS </text:p>
          </table:table-cell>
          <table:table-cell table:style-name="ce392" table:formula="of:=(COUNTIF([.D2:.D101];&quot;ADVERT&quot;)+COUNTIF([.D2:.D101];&quot;Anti-adblock&quot;))/COUNTIF([.D2:.D101];&quot;*&quot;)" office:value-type="percentage" office:value="0.144444444444444" calcext:value-type="percentage">
            <text:p>14.44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378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8:53:17.229662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10-08T19:33:15.085192185</dc:date>
    <meta:editing-cycles>153</meta:editing-cycles>
    <meta:editing-duration>P1DT2H37M52S</meta:editing-duration>
    <meta:generator>LibreOffice/6.0.7.3$Linux_X86_64 LibreOffice_project/00m0$Build-3</meta:generator>
    <meta:document-statistic meta:table-count="5" meta:cell-count="76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